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1.0626in"/>
    </style:style>
    <style:style style:name="co48" style:family="table-column">
      <style:table-column-properties fo:break-before="auto" style:column-width="0.9752in"/>
    </style:style>
    <style:style style:name="co49" style:family="table-column">
      <style:table-column-properties fo:break-before="auto" style:column-width="1.589in"/>
    </style:style>
    <style:style style:name="co50" style:family="table-column">
      <style:table-column-properties fo:break-before="auto" style:column-width="0.8717in"/>
    </style:style>
    <style:style style:name="co51" style:family="table-column">
      <style:table-column-properties fo:break-before="auto" style:column-width="0.4535in"/>
    </style:style>
    <style:style style:name="co52" style:family="table-column">
      <style:table-column-properties fo:break-before="auto" style:column-width="0.4429in"/>
    </style:style>
    <style:style style:name="co53" style:family="table-column">
      <style:table-column-properties fo:break-before="auto" style:column-width="0.4638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7646in"/>
    </style:style>
    <style:style style:name="co56" style:family="table-column">
      <style:table-column-properties fo:break-before="auto" style:column-width="0.9465in"/>
    </style:style>
    <style:style style:name="co57" style:family="table-column">
      <style:table-column-properties fo:break-before="auto" style:column-width="0.4965in"/>
    </style:style>
    <style:style style:name="co58" style:family="table-column">
      <style:table-column-properties fo:break-before="auto" style:column-width="1.278in"/>
    </style:style>
    <style:style style:name="co59" style:family="table-column">
      <style:table-column-properties fo:break-before="auto" style:column-width="2.2028in"/>
    </style:style>
    <style:style style:name="co60" style:family="table-column">
      <style:table-column-properties fo:break-before="auto" style:column-width="1.0236in"/>
    </style:style>
    <style:style style:name="co61" style:family="table-column">
      <style:table-column-properties fo:break-before="auto" style:column-width="0.7992in"/>
    </style:style>
    <style:style style:name="co62" style:family="table-column">
      <style:table-column-properties fo:break-before="auto" style:column-width="1.0917in"/>
    </style:style>
    <style:style style:name="co63" style:family="table-column">
      <style:table-column-properties fo:break-before="auto" style:column-width="0.9654in"/>
    </style:style>
    <style:style style:name="co64" style:family="table-column">
      <style:table-column-properties fo:break-before="auto" style:column-width="0.6236in"/>
    </style:style>
    <style:style style:name="co65" style:family="table-column">
      <style:table-column-properties fo:break-before="auto" style:column-width="7.1882in"/>
    </style:style>
    <style:style style:name="co66" style:family="table-column">
      <style:table-column-properties fo:break-before="auto" style:column-width="7.3783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 table:tab-color="#f10d0c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 table:tab-color="#650953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8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8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8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8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8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8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8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8/2024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8/2024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8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8/2024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8/2024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8/2024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8/2024</meta:date-string>
              <text:p text:style-name="P3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8/2024</meta:date-string>
              <text:p text:style-name="P3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8/2024</meta:date-string>
              <text:p text:style-name="P3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8/2024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8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8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8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8/2024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8/2024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8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8/2024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8/2024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27" table:number-columns-repeated="2" table:default-cell-style-name="ce42"/>
        <table:table-column table:style-name="co47" table:number-columns-repeated="2" table:default-cell-style-name="ce42"/>
        <table:table-column table:style-name="co48" table:default-cell-style-name="ce42"/>
        <table:table-column table:style-name="co27" table:default-cell-style-name="ce42"/>
        <table:table-column table:style-name="co14" table:default-cell-style-name="Default"/>
        <table:table-column table:style-name="co49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8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text:p>Debilidad 1</text:p>
          </table:table-cell>
          <table:table-cell table:style-name="ce51" office:value-type="string" calcext:value-type="string">
            <text:p>Debilidad 2</text:p>
          </table:table-cell>
          <table:table-cell table:style-name="ce51" office:value-type="string" calcext:value-type="string">
            <text:p>Resistencia 1</text:p>
          </table:table-cell>
          <table:table-cell table:style-name="ce51" office:value-type="string" calcext:value-type="string">
            <text:p>Resistencia 2</text:p>
          </table:table-cell>
          <table:table-cell table:style-name="ce51" office:value-type="string" calcext:value-type="string">
            <text:p>Inmunidad 1</text:p>
          </table:table-cell>
          <table:table-cell table:style-name="ce51" office:value-type="string" calcext:value-type="string"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8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8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8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8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8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8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8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8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50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1" table:default-cell-style-name="ce42"/>
        <table:table-column table:style-name="co52" table:default-cell-style-name="ce42"/>
        <table:table-column table:style-name="co51" table:default-cell-style-name="ce42"/>
        <table:table-column table:style-name="co53" table:default-cell-style-name="ce42"/>
        <table:table-column table:style-name="co20" table:number-columns-repeated="3" table:default-cell-style-name="ce42"/>
        <table:table-column table:style-name="co54" table:default-cell-style-name="ce42"/>
        <table:table-column table:style-name="co55" table:default-cell-style-name="ce42"/>
        <table:table-column table:style-name="co56" table:default-cell-style-name="ce42"/>
        <table:table-column table:style-name="co21" table:default-cell-style-name="ce42"/>
        <table:table-column table:style-name="co57" table:default-cell-style-name="ce42"/>
        <table:table-column table:style-name="co16" table:default-cell-style-name="ce42"/>
        <table:table-column table:style-name="co25" table:default-cell-style-name="ce42"/>
        <table:table-column table:style-name="co58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8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text:p>Debilidad</text:p>
          </table:table-cell>
          <table:table-cell table:style-name="ce51" office:value-type="string" calcext:value-type="string">
            <text:p>Resistencia</text:p>
          </table:table-cell>
          <table:table-cell table:style-name="ce51" office:value-type="string" calcext:value-type="string"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8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8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8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8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8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8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8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8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CS</dc:creator>
              <meta:date-string>07/28/2024</meta:date-string>
              <text:p text:style-name="P1"><text:span text:style-name="T1">Nanashi - The Fa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8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8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8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8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8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8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8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CS</dc:creator>
              <meta:date-string>07/28/2024</meta:date-string>
              <text:p text:style-name="P1"><text:span text:style-name="T1">The Tiefli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8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8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8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5" calcext:value-type="float">
            <text:p>5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59" table:default-cell-style-name="ce42"/>
        <table:table-column table:style-name="co27" table:number-columns-repeated="3" table:default-cell-style-name="ce42"/>
        <table:table-column table:style-name="co60" table:default-cell-style-name="ce42"/>
        <table:table-column table:style-name="co27" table:default-cell-style-name="ce42"/>
        <table:table-column table:style-name="co61" table:number-columns-repeated="2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4" table:number-columns-repeated="1635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Shader</text:p>
          </table:table-cell>
          <table:table-cell table:number-columns-repeated="16358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Giant Crab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02" calcext:value-type="float">
            <text:p>20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Title Rin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Kanji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24" calcext:value-type="float">
            <text:p>224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Kanji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24" calcext:value-type="float">
            <text:p>224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Kanji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224" calcext:value-type="float">
            <text:p>224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Kanji</text:p>
          </table:table-cell>
          <table:table-cell table:style-name="ce41" office:value-type="float" office:value="0" calcext:value-type="float">
            <text:p>0</text:p>
          </table:table-cell>
          <table:table-cell table:style-name="Default" office:value-type="float" office:value="196" calcext:value-type="float">
            <text:p>196</text:p>
          </table:table-cell>
          <table:table-cell table:style-name="ce41" office:value-type="float" office:value="224" calcext:value-type="float">
            <text:p>224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64" calcext:value-type="float">
            <text:p>6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Title Name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1"/>
          <table:table-cell table:number-columns-repeated="16358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9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11"/>
          <table:table-cell table:number-columns-repeated="16358"/>
        </table:table-row>
        <table:table-row table:style-name="ro1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2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10"/>
          <table:table-cell table:number-columns-repeated="16358"/>
        </table:table-row>
        <table:table-row table:style-name="ro1">
          <table:table-cell table:style-name="ce57" office:value-type="float" office:value="326" calcext:value-type="float">
            <text:p>32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27" calcext:value-type="float">
            <text:p>32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28" calcext:value-type="float">
            <text:p>32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29" calcext:value-type="float">
            <text:p>32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0" calcext:value-type="float">
            <text:p>33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1" calcext:value-type="float">
            <text:p>33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2" calcext:value-type="float">
            <text:p>33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3" calcext:value-type="float">
            <text:p>33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4" calcext:value-type="float">
            <text:p>33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5" calcext:value-type="float">
            <text:p>33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6" calcext:value-type="float">
            <text:p>33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7" calcext:value-type="float">
            <text:p>33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8" calcext:value-type="float">
            <text:p>33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39" calcext:value-type="float">
            <text:p>33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0" calcext:value-type="float">
            <text:p>34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1" calcext:value-type="float">
            <text:p>34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2" calcext:value-type="float">
            <text:p>34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3" calcext:value-type="float">
            <text:p>34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4" calcext:value-type="float">
            <text:p>34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5" calcext:value-type="float">
            <text:p>34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6" calcext:value-type="float">
            <text:p>34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7" calcext:value-type="float">
            <text:p>34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8" calcext:value-type="float">
            <text:p>34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49" calcext:value-type="float">
            <text:p>34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0" calcext:value-type="float">
            <text:p>35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1" calcext:value-type="float">
            <text:p>35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2" calcext:value-type="float">
            <text:p>35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3" calcext:value-type="float">
            <text:p>35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4" calcext:value-type="float">
            <text:p>35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5" calcext:value-type="float">
            <text:p>35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6" calcext:value-type="float">
            <text:p>35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7" calcext:value-type="float">
            <text:p>35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8" calcext:value-type="float">
            <text:p>35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59" calcext:value-type="float">
            <text:p>35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0" calcext:value-type="float">
            <text:p>36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1" calcext:value-type="float">
            <text:p>36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2" calcext:value-type="float">
            <text:p>36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3" calcext:value-type="float">
            <text:p>36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4" calcext:value-type="float">
            <text:p>36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5" calcext:value-type="float">
            <text:p>36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6" calcext:value-type="float">
            <text:p>36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7" calcext:value-type="float">
            <text:p>36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8" calcext:value-type="float">
            <text:p>36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69" calcext:value-type="float">
            <text:p>36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0" calcext:value-type="float">
            <text:p>37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1" calcext:value-type="float">
            <text:p>37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2" calcext:value-type="float">
            <text:p>37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3" calcext:value-type="float">
            <text:p>37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4" calcext:value-type="float">
            <text:p>37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5" calcext:value-type="float">
            <text:p>37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6" calcext:value-type="float">
            <text:p>37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7" calcext:value-type="float">
            <text:p>37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8" calcext:value-type="float">
            <text:p>37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79" calcext:value-type="float">
            <text:p>37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0" calcext:value-type="float">
            <text:p>38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1" calcext:value-type="float">
            <text:p>38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2" calcext:value-type="float">
            <text:p>38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3" calcext:value-type="float">
            <text:p>38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4" calcext:value-type="float">
            <text:p>38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5" calcext:value-type="float">
            <text:p>38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6" calcext:value-type="float">
            <text:p>38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7" calcext:value-type="float">
            <text:p>38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8" calcext:value-type="float">
            <text:p>38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89" calcext:value-type="float">
            <text:p>38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0" calcext:value-type="float">
            <text:p>39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1" calcext:value-type="float">
            <text:p>39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2" calcext:value-type="float">
            <text:p>39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3" calcext:value-type="float">
            <text:p>39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4" calcext:value-type="float">
            <text:p>39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5" calcext:value-type="float">
            <text:p>39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6" calcext:value-type="float">
            <text:p>39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7" calcext:value-type="float">
            <text:p>39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8" calcext:value-type="float">
            <text:p>39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399" calcext:value-type="float">
            <text:p>39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0" calcext:value-type="float">
            <text:p>40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1" calcext:value-type="float">
            <text:p>40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2" calcext:value-type="float">
            <text:p>40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3" calcext:value-type="float">
            <text:p>40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4" calcext:value-type="float">
            <text:p>40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5" calcext:value-type="float">
            <text:p>40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6" calcext:value-type="float">
            <text:p>40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7" calcext:value-type="float">
            <text:p>40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8" calcext:value-type="float">
            <text:p>40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09" calcext:value-type="float">
            <text:p>40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0" calcext:value-type="float">
            <text:p>41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1" calcext:value-type="float">
            <text:p>41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2" calcext:value-type="float">
            <text:p>41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3" calcext:value-type="float">
            <text:p>41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4" calcext:value-type="float">
            <text:p>41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5" calcext:value-type="float">
            <text:p>41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6" calcext:value-type="float">
            <text:p>41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7" calcext:value-type="float">
            <text:p>41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8" calcext:value-type="float">
            <text:p>41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19" calcext:value-type="float">
            <text:p>41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0" calcext:value-type="float">
            <text:p>42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1" calcext:value-type="float">
            <text:p>42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2" calcext:value-type="float">
            <text:p>42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3" calcext:value-type="float">
            <text:p>42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4" calcext:value-type="float">
            <text:p>42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5" calcext:value-type="float">
            <text:p>42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6" calcext:value-type="float">
            <text:p>42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7" calcext:value-type="float">
            <text:p>42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8" calcext:value-type="float">
            <text:p>42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29" calcext:value-type="float">
            <text:p>42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0" calcext:value-type="float">
            <text:p>43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1" calcext:value-type="float">
            <text:p>43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2" calcext:value-type="float">
            <text:p>43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3" calcext:value-type="float">
            <text:p>43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4" calcext:value-type="float">
            <text:p>43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5" calcext:value-type="float">
            <text:p>43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6" calcext:value-type="float">
            <text:p>43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7" calcext:value-type="float">
            <text:p>43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8" calcext:value-type="float">
            <text:p>43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39" calcext:value-type="float">
            <text:p>43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0" calcext:value-type="float">
            <text:p>44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1" calcext:value-type="float">
            <text:p>44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2" calcext:value-type="float">
            <text:p>44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3" calcext:value-type="float">
            <text:p>44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4" calcext:value-type="float">
            <text:p>44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5" calcext:value-type="float">
            <text:p>44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6" calcext:value-type="float">
            <text:p>44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7" calcext:value-type="float">
            <text:p>44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8" calcext:value-type="float">
            <text:p>44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49" calcext:value-type="float">
            <text:p>44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0" calcext:value-type="float">
            <text:p>45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1" calcext:value-type="float">
            <text:p>45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2" calcext:value-type="float">
            <text:p>45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3" calcext:value-type="float">
            <text:p>45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4" calcext:value-type="float">
            <text:p>45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5" calcext:value-type="float">
            <text:p>45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6" calcext:value-type="float">
            <text:p>45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7" calcext:value-type="float">
            <text:p>45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8" calcext:value-type="float">
            <text:p>45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59" calcext:value-type="float">
            <text:p>45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0" calcext:value-type="float">
            <text:p>46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1" calcext:value-type="float">
            <text:p>46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2" calcext:value-type="float">
            <text:p>46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3" calcext:value-type="float">
            <text:p>46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4" calcext:value-type="float">
            <text:p>46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5" calcext:value-type="float">
            <text:p>46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6" calcext:value-type="float">
            <text:p>46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7" calcext:value-type="float">
            <text:p>46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8" calcext:value-type="float">
            <text:p>46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69" calcext:value-type="float">
            <text:p>46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0" calcext:value-type="float">
            <text:p>47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1" calcext:value-type="float">
            <text:p>47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2" calcext:value-type="float">
            <text:p>47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3" calcext:value-type="float">
            <text:p>47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4" calcext:value-type="float">
            <text:p>47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5" calcext:value-type="float">
            <text:p>47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6" calcext:value-type="float">
            <text:p>47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7" calcext:value-type="float">
            <text:p>47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8" calcext:value-type="float">
            <text:p>47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79" calcext:value-type="float">
            <text:p>47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0" calcext:value-type="float">
            <text:p>48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1" calcext:value-type="float">
            <text:p>48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2" calcext:value-type="float">
            <text:p>48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3" calcext:value-type="float">
            <text:p>48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4" calcext:value-type="float">
            <text:p>48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5" calcext:value-type="float">
            <text:p>48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6" calcext:value-type="float">
            <text:p>48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7" calcext:value-type="float">
            <text:p>48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8" calcext:value-type="float">
            <text:p>48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89" calcext:value-type="float">
            <text:p>48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0" calcext:value-type="float">
            <text:p>490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1" calcext:value-type="float">
            <text:p>491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2" calcext:value-type="float">
            <text:p>492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3" calcext:value-type="float">
            <text:p>493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4" calcext:value-type="float">
            <text:p>494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5" calcext:value-type="float">
            <text:p>495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6" calcext:value-type="float">
            <text:p>496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7" calcext:value-type="float">
            <text:p>497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8" calcext:value-type="float">
            <text:p>498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57" office:value-type="float" office:value="499" calcext:value-type="float">
            <text:p>499</text:p>
          </table:table-cell>
          <table:table-cell table:style-name="ce57" table:number-columns-repeated="11"/>
          <table:table-cell table:number-columns-repeated="16358"/>
        </table:table-row>
        <table:table-row table:style-name="ro1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3" calcext:value-type="float">
            <text:p>51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4" calcext:value-type="float">
            <text:p>51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19" calcext:value-type="float">
            <text:p>51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0" calcext:value-type="float">
            <text:p>52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1" calcext:value-type="float">
            <text:p>52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2" calcext:value-type="float">
            <text:p>52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3" calcext:value-type="float">
            <text:p>52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4" calcext:value-type="float">
            <text:p>52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5" calcext:value-type="float">
            <text:p>52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6" calcext:value-type="float">
            <text:p>52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7" calcext:value-type="float">
            <text:p>52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8" calcext:value-type="float">
            <text:p>52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29" calcext:value-type="float">
            <text:p>52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0" calcext:value-type="float">
            <text:p>53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1" calcext:value-type="float">
            <text:p>53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2" calcext:value-type="float">
            <text:p>53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3" calcext:value-type="float">
            <text:p>53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4" calcext:value-type="float">
            <text:p>53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6" calcext:value-type="float">
            <text:p>53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7" calcext:value-type="float">
            <text:p>53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8" calcext:value-type="float">
            <text:p>53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39" calcext:value-type="float">
            <text:p>53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0" calcext:value-type="float">
            <text:p>54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1" calcext:value-type="float">
            <text:p>54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2" calcext:value-type="float">
            <text:p>54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3" calcext:value-type="float">
            <text:p>54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4" calcext:value-type="float">
            <text:p>54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5" calcext:value-type="float">
            <text:p>54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6" calcext:value-type="float">
            <text:p>54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7" calcext:value-type="float">
            <text:p>54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– Sensit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– Puk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4" calcext:value-type="float">
            <text:p>594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5" calcext:value-type="float">
            <text:p>595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6" calcext:value-type="float">
            <text:p>59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6]+16" office:value-type="float" office:value="160" calcext:value-type="float">
            <text:p>16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7" calcext:value-type="float">
            <text:p>59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7]" office:value-type="float" office:value="160" calcext:value-type="float">
            <text:p>16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8" calcext:value-type="float">
            <text:p>59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8]" office:value-type="float" office:value="160" calcext:value-type="float">
            <text:p>16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599" calcext:value-type="float">
            <text:p>59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599]" office:value-type="float" office:value="160" calcext:value-type="float">
            <text:p>160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0" calcext:value-type="float">
            <text:p>60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0]" office:value-type="float" office:value="160" calcext:value-type="float">
            <text:p>160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1" calcext:value-type="float">
            <text:p>6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1]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2" calcext:value-type="float">
            <text:p>60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2]" office:value-type="float" office:value="160" calcext:value-type="float">
            <text:p>16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3" calcext:value-type="float">
            <text:p>60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3]" office:value-type="float" office:value="160" calcext:value-type="float">
            <text:p>160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4" calcext:value-type="float">
            <text:p>60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4]" office:value-type="float" office:value="160" calcext:value-type="float">
            <text:p>160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5" calcext:value-type="float">
            <text:p>60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5]" office:value-type="float" office:value="160" calcext:value-type="float">
            <text:p>160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6" calcext:value-type="float">
            <text:p>60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6]" office:value-type="float" office:value="160" calcext:value-type="float">
            <text:p>160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7" calcext:value-type="float">
            <text:p>60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7]" office:value-type="float" office:value="160" calcext:value-type="float">
            <text:p>160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8" calcext:value-type="float">
            <text:p>60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8]" office:value-type="float" office:value="160" calcext:value-type="float">
            <text:p>160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09" calcext:value-type="float">
            <text:p>60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09]" office:value-type="float" office:value="160" calcext:value-type="float">
            <text:p>160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0" calcext:value-type="float">
            <text:p>61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0]" office:value-type="float" office:value="160" calcext:value-type="float">
            <text:p>160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1" calcext:value-type="float">
            <text:p>61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1]" office:value-type="float" office:value="160" calcext:value-type="float">
            <text:p>16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2" calcext:value-type="float">
            <text:p>61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2]+16" office:value-type="float" office:value="176" calcext:value-type="float">
            <text:p>17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3" calcext:value-type="float">
            <text:p>61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3]" office:value-type="float" office:value="176" calcext:value-type="float">
            <text:p>176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4" calcext:value-type="float">
            <text:p>61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4]" office:value-type="float" office:value="176" calcext:value-type="float">
            <text:p>17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5" calcext:value-type="float">
            <text:p>61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5]" office:value-type="float" office:value="176" calcext:value-type="float">
            <text:p>17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6" calcext:value-type="float">
            <text:p>61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6]" office:value-type="float" office:value="176" calcext:value-type="float">
            <text:p>17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7" calcext:value-type="float">
            <text:p>61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7]" office:value-type="float" office:value="176" calcext:value-type="float">
            <text:p>17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8" calcext:value-type="float">
            <text:p>61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8]" office:value-type="float" office:value="176" calcext:value-type="float">
            <text:p>176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19" calcext:value-type="float">
            <text:p>61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19]" office:value-type="float" office:value="176" calcext:value-type="float">
            <text:p>17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0" calcext:value-type="float">
            <text:p>62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0]" office:value-type="float" office:value="176" calcext:value-type="float">
            <text:p>176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1" calcext:value-type="float">
            <text:p>62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1]" office:value-type="float" office:value="176" calcext:value-type="float">
            <text:p>176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2" calcext:value-type="float">
            <text:p>62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2]" office:value-type="float" office:value="176" calcext:value-type="float">
            <text:p>176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3" calcext:value-type="float">
            <text:p>62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3]" office:value-type="float" office:value="176" calcext:value-type="float">
            <text:p>176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4" calcext:value-type="float">
            <text:p>62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4]" office:value-type="float" office:value="176" calcext:value-type="float">
            <text:p>17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5" calcext:value-type="float">
            <text:p>62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5]" office:value-type="float" office:value="176" calcext:value-type="float">
            <text:p>17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6" calcext:value-type="float">
            <text:p>62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6]" office:value-type="float" office:value="176" calcext:value-type="float">
            <text:p>176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627" calcext:value-type="float">
            <text:p>62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627]" office:value-type="float" office:value="176" calcext:value-type="float">
            <text:p>176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28" calcext:value-type="float">
            <text:p>628</text:p>
          </table:table-cell>
          <table:table-cell table:style-name="ce64" table:formula="of:=COM.MICROSOFT.CONCAT([.B501]; &quot; - On&quot;)" office:value-type="string" office:string-value="Tech - Sword - On" calcext:value-type="string">
            <text:p>Tech - Swor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29" calcext:value-type="float">
            <text:p>629</text:p>
          </table:table-cell>
          <table:table-cell table:style-name="ce64" table:formula="of:=COM.MICROSOFT.CONCAT([.B502]; &quot; - On&quot;)" office:value-type="string" office:string-value="Tech - Shield - On" calcext:value-type="string">
            <text:p>Tech - Shiel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0" calcext:value-type="float">
            <text:p>630</text:p>
          </table:table-cell>
          <table:table-cell table:style-name="ce64" table:formula="of:=COM.MICROSOFT.CONCAT([.B503]; &quot; - On&quot;)" office:value-type="string" office:string-value="Tech - Hammer - On" calcext:value-type="string">
            <text:p>Tech - Hamm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1" calcext:value-type="float">
            <text:p>631</text:p>
          </table:table-cell>
          <table:table-cell table:style-name="ce64" table:formula="of:=COM.MICROSOFT.CONCAT([.B504]; &quot; - On&quot;)" office:value-type="string" office:string-value="Tech - Staff - On" calcext:value-type="string">
            <text:p>Tech - Staff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2" calcext:value-type="float">
            <text:p>632</text:p>
          </table:table-cell>
          <table:table-cell table:style-name="ce64" table:formula="of:=COM.MICROSOFT.CONCAT([.B505]; &quot; - On&quot;)" office:value-type="string" office:string-value="Tech - Gun - On" calcext:value-type="string">
            <text:p>Tech - Gun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3" calcext:value-type="float">
            <text:p>633</text:p>
          </table:table-cell>
          <table:table-cell table:style-name="ce64" table:formula="of:=COM.MICROSOFT.CONCAT([.B506]; &quot; - On&quot;)" office:value-type="string" office:string-value="Tech - Fans - On" calcext:value-type="string">
            <text:p>Tech - Fan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4" calcext:value-type="float">
            <text:p>634</text:p>
          </table:table-cell>
          <table:table-cell table:style-name="ce64" table:formula="of:=COM.MICROSOFT.CONCAT([.B507]; &quot; - On&quot;)" office:value-type="string" office:string-value="Tech - Spear - On" calcext:value-type="string">
            <text:p>Tech - Spea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5" calcext:value-type="float">
            <text:p>635</text:p>
          </table:table-cell>
          <table:table-cell table:style-name="ce64" table:formula="of:=COM.MICROSOFT.CONCAT([.B508]; &quot; - On&quot;)" office:value-type="string" office:string-value="Tech - Dagger - On" calcext:value-type="string">
            <text:p>Tech - Dagg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6" calcext:value-type="float">
            <text:p>636</text:p>
          </table:table-cell>
          <table:table-cell table:style-name="ce64" table:formula="of:=COM.MICROSOFT.CONCAT([.B509]; &quot; - On&quot;)" office:value-type="string" office:string-value="Tech - Nunchuks - On" calcext:value-type="string">
            <text:p>Tech - Nunchuk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7" calcext:value-type="float">
            <text:p>637</text:p>
          </table:table-cell>
          <table:table-cell table:style-name="ce64" table:formula="of:=COM.MICROSOFT.CONCAT([.B510]; &quot; - On&quot;)" office:value-type="string" office:string-value="Tech - Musket - On" calcext:value-type="string">
            <text:p>Tech - Muske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8" calcext:value-type="float">
            <text:p>638</text:p>
          </table:table-cell>
          <table:table-cell table:style-name="ce64" table:formula="of:=COM.MICROSOFT.CONCAT([.B511]; &quot; - On&quot;)" office:value-type="string" office:string-value="Tech - Cannon - On" calcext:value-type="string">
            <text:p>Tech - Cann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39" calcext:value-type="float">
            <text:p>639</text:p>
          </table:table-cell>
          <table:table-cell table:style-name="ce64" table:formula="of:=COM.MICROSOFT.CONCAT([.B512]; &quot; - On&quot;)" office:value-type="string" office:string-value="Tech - Caestus - On" calcext:value-type="string">
            <text:p>Tech - Caestu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0" calcext:value-type="float">
            <text:p>640</text:p>
          </table:table-cell>
          <table:table-cell table:style-name="ce64" table:formula="of:=COM.MICROSOFT.CONCAT([.B513]; &quot; - On&quot;)" office:value-type="string" office:string-value="Tech - Scythe and Chain - On" calcext:value-type="string">
            <text:p>Tech - Scythe and Chai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1" calcext:value-type="float">
            <text:p>641</text:p>
          </table:table-cell>
          <table:table-cell table:style-name="ce64" table:formula="of:=COM.MICROSOFT.CONCAT([.B51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2" calcext:value-type="float">
            <text:p>642</text:p>
          </table:table-cell>
          <table:table-cell table:style-name="ce64" table:formula="of:=COM.MICROSOFT.CONCAT([.B51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3" calcext:value-type="float">
            <text:p>643</text:p>
          </table:table-cell>
          <table:table-cell table:style-name="ce64" table:formula="of:=COM.MICROSOFT.CONCAT([.B516]; &quot; - On&quot;)" office:value-type="string" office:string-value="Tech - None - On" calcext:value-type="string">
            <text:p>Tech - Non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4" calcext:value-type="float">
            <text:p>644</text:p>
          </table:table-cell>
          <table:table-cell table:style-name="ce64" table:formula="of:=COM.MICROSOFT.CONCAT([.B517]; &quot; - On&quot;)" office:value-type="string" office:string-value="Tech - Slash - On" calcext:value-type="string">
            <text:p>Tech - Slas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5" calcext:value-type="float">
            <text:p>645</text:p>
          </table:table-cell>
          <table:table-cell table:style-name="ce64" table:formula="of:=COM.MICROSOFT.CONCAT([.B518]; &quot; - On&quot;)" office:value-type="string" office:string-value="Tech - Evade - On" calcext:value-type="string">
            <text:p>Tech - Evad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6" calcext:value-type="float">
            <text:p>646</text:p>
          </table:table-cell>
          <table:table-cell table:style-name="ce64" table:formula="of:=COM.MICROSOFT.CONCAT([.B519]; &quot; - On&quot;)" office:value-type="string" office:string-value="Tech - Smash - On" calcext:value-type="string">
            <text:p>Tech - Smas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7" calcext:value-type="float">
            <text:p>647</text:p>
          </table:table-cell>
          <table:table-cell table:style-name="ce64" table:formula="of:=COM.MICROSOFT.CONCAT([.B52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8" calcext:value-type="float">
            <text:p>648</text:p>
          </table:table-cell>
          <table:table-cell table:style-name="ce64" table:formula="of:=COM.MICROSOFT.CONCAT([.B52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49" calcext:value-type="float">
            <text:p>649</text:p>
          </table:table-cell>
          <table:table-cell table:style-name="ce64" table:formula="of:=COM.MICROSOFT.CONCAT([.B52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0" calcext:value-type="float">
            <text:p>650</text:p>
          </table:table-cell>
          <table:table-cell table:style-name="ce64" table:formula="of:=COM.MICROSOFT.CONCAT([.B52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1" calcext:value-type="float">
            <text:p>651</text:p>
          </table:table-cell>
          <table:table-cell table:style-name="ce64" table:formula="of:=COM.MICROSOFT.CONCAT([.B52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2" calcext:value-type="float">
            <text:p>652</text:p>
          </table:table-cell>
          <table:table-cell table:style-name="ce64" table:formula="of:=COM.MICROSOFT.CONCAT([.B52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3" calcext:value-type="float">
            <text:p>653</text:p>
          </table:table-cell>
          <table:table-cell table:style-name="ce64" table:formula="of:=COM.MICROSOFT.CONCAT([.B52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4" calcext:value-type="float">
            <text:p>654</text:p>
          </table:table-cell>
          <table:table-cell table:style-name="ce64" table:formula="of:=COM.MICROSOFT.CONCAT([.B52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5" calcext:value-type="float">
            <text:p>655</text:p>
          </table:table-cell>
          <table:table-cell table:style-name="ce64" table:formula="of:=COM.MICROSOFT.CONCAT([.B52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6" calcext:value-type="float">
            <text:p>656</text:p>
          </table:table-cell>
          <table:table-cell table:style-name="ce64" table:formula="of:=COM.MICROSOFT.CONCAT([.B52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7" calcext:value-type="float">
            <text:p>657</text:p>
          </table:table-cell>
          <table:table-cell table:style-name="ce64" table:formula="of:=COM.MICROSOFT.CONCAT([.B53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8" calcext:value-type="float">
            <text:p>658</text:p>
          </table:table-cell>
          <table:table-cell table:style-name="ce64" table:formula="of:=COM.MICROSOFT.CONCAT([.B53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59" calcext:value-type="float">
            <text:p>659</text:p>
          </table:table-cell>
          <table:table-cell table:style-name="ce64" table:formula="of:=COM.MICROSOFT.CONCAT([.B53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0" calcext:value-type="float">
            <text:p>660</text:p>
          </table:table-cell>
          <table:table-cell table:style-name="ce64" table:formula="of:=COM.MICROSOFT.CONCAT([.B53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1" calcext:value-type="float">
            <text:p>661</text:p>
          </table:table-cell>
          <table:table-cell table:style-name="ce64" table:formula="of:=COM.MICROSOFT.CONCAT([.B53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2" calcext:value-type="float">
            <text:p>662</text:p>
          </table:table-cell>
          <table:table-cell table:style-name="ce64" table:formula="of:=COM.MICROSOFT.CONCAT([.B53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3" calcext:value-type="float">
            <text:p>663</text:p>
          </table:table-cell>
          <table:table-cell table:style-name="ce64" table:formula="of:=COM.MICROSOFT.CONCAT([.B536]; &quot; - On&quot;)" office:value-type="string" office:string-value="Tech - Ice  - On" calcext:value-type="string">
            <text:p>Tech - Ice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4" calcext:value-type="float">
            <text:p>664</text:p>
          </table:table-cell>
          <table:table-cell table:style-name="ce64" table:formula="of:=COM.MICROSOFT.CONCAT([.B53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5" calcext:value-type="float">
            <text:p>665</text:p>
          </table:table-cell>
          <table:table-cell table:style-name="ce64" table:formula="of:=COM.MICROSOFT.CONCAT([.B53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6" calcext:value-type="float">
            <text:p>666</text:p>
          </table:table-cell>
          <table:table-cell table:style-name="ce64" table:formula="of:=COM.MICROSOFT.CONCAT([.B53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7" calcext:value-type="float">
            <text:p>667</text:p>
          </table:table-cell>
          <table:table-cell table:style-name="ce64" table:formula="of:=COM.MICROSOFT.CONCAT([.B54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8" calcext:value-type="float">
            <text:p>668</text:p>
          </table:table-cell>
          <table:table-cell table:style-name="ce64" table:formula="of:=COM.MICROSOFT.CONCAT([.B54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69" calcext:value-type="float">
            <text:p>669</text:p>
          </table:table-cell>
          <table:table-cell table:style-name="ce64" table:formula="of:=COM.MICROSOFT.CONCAT([.B54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0" calcext:value-type="float">
            <text:p>670</text:p>
          </table:table-cell>
          <table:table-cell table:style-name="ce64" table:formula="of:=COM.MICROSOFT.CONCAT([.B54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1" calcext:value-type="float">
            <text:p>671</text:p>
          </table:table-cell>
          <table:table-cell table:style-name="ce64" table:formula="of:=COM.MICROSOFT.CONCAT([.B54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2" calcext:value-type="float">
            <text:p>672</text:p>
          </table:table-cell>
          <table:table-cell table:style-name="ce64" table:formula="of:=COM.MICROSOFT.CONCAT([.B54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3" calcext:value-type="float">
            <text:p>673</text:p>
          </table:table-cell>
          <table:table-cell table:style-name="ce64" table:formula="of:=COM.MICROSOFT.CONCAT([.B54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4" calcext:value-type="float">
            <text:p>674</text:p>
          </table:table-cell>
          <table:table-cell table:style-name="ce64" table:formula="of:=COM.MICROSOFT.CONCAT([.B54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5" calcext:value-type="float">
            <text:p>675</text:p>
          </table:table-cell>
          <table:table-cell table:style-name="ce64" table:formula="of:=COM.MICROSOFT.CONCAT([.B54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6" calcext:value-type="float">
            <text:p>676</text:p>
          </table:table-cell>
          <table:table-cell table:style-name="ce64" table:formula="of:=COM.MICROSOFT.CONCAT([.B549]; &quot; - On&quot;)" office:value-type="string" office:string-value="Tech - Psychic - On" calcext:value-type="string">
            <text:p>Tech - Psych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7" calcext:value-type="float">
            <text:p>677</text:p>
          </table:table-cell>
          <table:table-cell table:style-name="ce64" table:formula="of:=COM.MICROSOFT.CONCAT([.B550]; &quot; - On&quot;)" office:value-type="string" office:string-value="Tech - Fire - On" calcext:value-type="string">
            <text:p>Tech - Fir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8" calcext:value-type="float">
            <text:p>678</text:p>
          </table:table-cell>
          <table:table-cell table:style-name="ce64" table:formula="of:=COM.MICROSOFT.CONCAT([.B551]; &quot; - On&quot;)" office:value-type="string" office:string-value="Tech - Whispers - On" calcext:value-type="string">
            <text:p>Tech - Whisper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79" calcext:value-type="float">
            <text:p>679</text:p>
          </table:table-cell>
          <table:table-cell table:style-name="ce64" table:formula="of:=COM.MICROSOFT.CONCAT([.B552]; &quot; - On&quot;)" office:value-type="string" office:string-value="Tech - Counter Fire - On" calcext:value-type="string">
            <text:p>Tech - Counter Fir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0" calcext:value-type="float">
            <text:p>680</text:p>
          </table:table-cell>
          <table:table-cell table:style-name="ce64" table:formula="of:=COM.MICROSOFT.CONCAT([.B553]; &quot; - On&quot;)" office:value-type="string" office:string-value="Tech - Madness - On" calcext:value-type="string">
            <text:p>Tech - Madnes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1" calcext:value-type="float">
            <text:p>681</text:p>
          </table:table-cell>
          <table:table-cell table:style-name="ce64" table:formula="of:=COM.MICROSOFT.CONCAT([.B554]; &quot; - On&quot;)" office:value-type="string" office:string-value="Tech - Telekinesis Right - On" calcext:value-type="string">
            <text:p>Tech - Telekinesis R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2" calcext:value-type="float">
            <text:p>682</text:p>
          </table:table-cell>
          <table:table-cell table:style-name="ce64" table:formula="of:=COM.MICROSOFT.CONCAT([.B555]; &quot; - On&quot;)" office:value-type="string" office:string-value="Tech - Telekinesis Left - On" calcext:value-type="string">
            <text:p>Tech - Telekinesis Lef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3" calcext:value-type="float">
            <text:p>683</text:p>
          </table:table-cell>
          <table:table-cell table:style-name="ce64" table:formula="of:=COM.MICROSOFT.CONCAT([.B556]; &quot; - On&quot;)" office:value-type="string" office:string-value="Tech - Force Field - On" calcext:value-type="string">
            <text:p>Tech - Force Field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4" calcext:value-type="float">
            <text:p>684</text:p>
          </table:table-cell>
          <table:table-cell table:style-name="ce64" table:formula="of:=COM.MICROSOFT.CONCAT([.B557]; &quot; - On&quot;)" office:value-type="string" office:string-value="Tech - Deflect - On" calcext:value-type="string">
            <text:p>Tech - Deflec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5" calcext:value-type="float">
            <text:p>685</text:p>
          </table:table-cell>
          <table:table-cell table:style-name="ce64" table:formula="of:=COM.MICROSOFT.CONCAT([.B558]; &quot; - On&quot;)" office:value-type="string" office:string-value="Tech - Rend - On" calcext:value-type="string">
            <text:p>Tech - Re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6" calcext:value-type="float">
            <text:p>686</text:p>
          </table:table-cell>
          <table:table-cell table:style-name="ce64" table:formula="of:=COM.MICROSOFT.CONCAT([.B559]; &quot; - On&quot;)" office:value-type="string" office:string-value="Tech - Gravity - On" calcext:value-type="string">
            <text:p>Tech - Gravit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7" calcext:value-type="float">
            <text:p>687</text:p>
          </table:table-cell>
          <table:table-cell table:style-name="ce64" table:formula="of:=COM.MICROSOFT.CONCAT([.B560]; &quot; - On&quot;)" office:value-type="string" office:string-value="Tech - Implosion - On" calcext:value-type="string">
            <text:p>Tech - Implosi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8" calcext:value-type="float">
            <text:p>688</text:p>
          </table:table-cell>
          <table:table-cell table:style-name="ce64" table:formula="of:=COM.MICROSOFT.CONCAT([.B561]; &quot; - On&quot;)" office:value-type="string" office:string-value="Tech - Psy Healing - On" calcext:value-type="string">
            <text:p>Tech - Psy Heal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89" calcext:value-type="float">
            <text:p>689</text:p>
          </table:table-cell>
          <table:table-cell table:style-name="ce64" table:formula="of:=COM.MICROSOFT.CONCAT([.B562]; &quot; - On&quot;)" office:value-type="string" office:string-value="Tech - Lightning Rod - On" calcext:value-type="string">
            <text:p>Tech - Lightning Ro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0" calcext:value-type="float">
            <text:p>690</text:p>
          </table:table-cell>
          <table:table-cell table:style-name="ce64" table:formula="of:=COM.MICROSOFT.CONCAT([.B563]; &quot; - On&quot;)" office:value-type="string" office:string-value="Tech - Lightning - On" calcext:value-type="string">
            <text:p>Tech - Lightn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1" calcext:value-type="float">
            <text:p>691</text:p>
          </table:table-cell>
          <table:table-cell table:style-name="ce64" table:formula="of:=COM.MICROSOFT.CONCAT([.B564]; &quot; - On&quot;)" office:value-type="string" office:string-value="Tech - Clear System - On" calcext:value-type="string">
            <text:p>Tech - Clear Syste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2" calcext:value-type="float">
            <text:p>692</text:p>
          </table:table-cell>
          <table:table-cell table:style-name="ce64" table:formula="of:=COM.MICROSOFT.CONCAT([.B565]; &quot; - On&quot;)" office:value-type="string" office:string-value="Tech - Retaliate - On" calcext:value-type="string">
            <text:p>Tech - Retaliat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3" calcext:value-type="float">
            <text:p>693</text:p>
          </table:table-cell>
          <table:table-cell table:style-name="ce64" table:formula="of:=COM.MICROSOFT.CONCAT([.B566]; &quot; - On&quot;)" office:value-type="string" office:string-value="Tech - Transfuse - On" calcext:value-type="string">
            <text:p>Tech - Transfus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4" calcext:value-type="float">
            <text:p>694</text:p>
          </table:table-cell>
          <table:table-cell table:style-name="ce64" table:formula="of:=COM.MICROSOFT.CONCAT([.B567]; &quot; - On&quot;)" office:value-type="string" office:string-value="Tech - Sharpen - On" calcext:value-type="string">
            <text:p>Tech - Sharpe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5" calcext:value-type="float">
            <text:p>695</text:p>
          </table:table-cell>
          <table:table-cell table:style-name="ce64" table:formula="of:=COM.MICROSOFT.CONCAT([.B568]; &quot; - On&quot;)" office:value-type="string" office:string-value="Tech - Guillotine - On" calcext:value-type="string">
            <text:p>Tech - Guillotin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6" calcext:value-type="float">
            <text:p>696</text:p>
          </table:table-cell>
          <table:table-cell table:style-name="ce64" table:formula="of:=COM.MICROSOFT.CONCAT([.B569]; &quot; - On&quot;)" office:value-type="string" office:string-value="Tech - Iron Maiden - On" calcext:value-type="string">
            <text:p>Tech - Iron Maide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7" calcext:value-type="float">
            <text:p>697</text:p>
          </table:table-cell>
          <table:table-cell table:style-name="ce64" table:formula="of:=COM.MICROSOFT.CONCAT([.B570]; &quot; - On&quot;)" office:value-type="string" office:string-value="Tech - Virtuous Scarlet - On" calcext:value-type="string">
            <text:p>Tech - Virtuous Scarle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8" calcext:value-type="float">
            <text:p>698</text:p>
          </table:table-cell>
          <table:table-cell table:style-name="ce64" table:formula="of:=COM.MICROSOFT.CONCAT([.B571]; &quot; - On&quot;)" office:value-type="string" office:string-value="Tech - Still Life - On" calcext:value-type="string">
            <text:p>Tech - Still Lif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699" calcext:value-type="float">
            <text:p>699</text:p>
          </table:table-cell>
          <table:table-cell table:style-name="ce64" table:formula="of:=COM.MICROSOFT.CONCAT([.B572]; &quot; - On&quot;)" office:value-type="string" office:string-value="Tech - Blood in the Water - On" calcext:value-type="string">
            <text:p>Tech - Blood in the Wat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0" calcext:value-type="float">
            <text:p>700</text:p>
          </table:table-cell>
          <table:table-cell table:style-name="ce64" table:formula="of:=COM.MICROSOFT.CONCAT([.B573]; &quot; - On&quot;)" office:value-type="string" office:string-value="Tech – Sensitivity - On" calcext:value-type="string">
            <text:p>Tech – Sensitivit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1" calcext:value-type="float">
            <text:p>701</text:p>
          </table:table-cell>
          <table:table-cell table:style-name="ce64" table:formula="of:=COM.MICROSOFT.CONCAT([.B574]; &quot; - On&quot;)" office:value-type="string" office:string-value="Tech - Red Strings - On" calcext:value-type="string">
            <text:p>Tech - Red String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2" calcext:value-type="float">
            <text:p>702</text:p>
          </table:table-cell>
          <table:table-cell table:style-name="ce64" table:formula="of:=COM.MICROSOFT.CONCAT([.B575]; &quot; - On&quot;)" office:value-type="string" office:string-value="Tech - Last Stand - On" calcext:value-type="string">
            <text:p>Tech - Last Sta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3" calcext:value-type="float">
            <text:p>703</text:p>
          </table:table-cell>
          <table:table-cell table:style-name="ce64" table:formula="of:=COM.MICROSOFT.CONCAT([.B576]; &quot; - On&quot;)" office:value-type="string" office:string-value="Tech - Necrosis - On" calcext:value-type="string">
            <text:p>Tech - Necrosi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4" calcext:value-type="float">
            <text:p>704</text:p>
          </table:table-cell>
          <table:table-cell table:style-name="ce64" table:formula="of:=COM.MICROSOFT.CONCAT([.B577]; &quot; - On&quot;)" office:value-type="string" office:string-value="Tech - Raw Flesh - On" calcext:value-type="string">
            <text:p>Tech - Raw Flesh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5" calcext:value-type="float">
            <text:p>705</text:p>
          </table:table-cell>
          <table:table-cell table:style-name="ce64" table:formula="of:=COM.MICROSOFT.CONCAT([.B578]; &quot; - On&quot;)" office:value-type="string" office:string-value="Tech - Bleeding - On" calcext:value-type="string">
            <text:p>Tech - Bleed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6" calcext:value-type="float">
            <text:p>706</text:p>
          </table:table-cell>
          <table:table-cell table:style-name="ce64" table:formula="of:=COM.MICROSOFT.CONCAT([.B579]; &quot; - On&quot;)" office:value-type="string" office:string-value="Tech - Blind - On" calcext:value-type="string">
            <text:p>Tech - Bli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7" calcext:value-type="float">
            <text:p>707</text:p>
          </table:table-cell>
          <table:table-cell table:style-name="ce64" table:formula="of:=COM.MICROSOFT.CONCAT([.B580]; &quot; - On&quot;)" office:value-type="string" office:string-value="Tech - Anemia - On" calcext:value-type="string">
            <text:p>Tech - Anemia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8" calcext:value-type="float">
            <text:p>708</text:p>
          </table:table-cell>
          <table:table-cell table:style-name="ce64" table:formula="of:=COM.MICROSOFT.CONCAT([.B581]; &quot; - On&quot;)" office:value-type="string" office:string-value="Tech - Now You See Me - On" calcext:value-type="string">
            <text:p>Tech - Now You See M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09" calcext:value-type="float">
            <text:p>709</text:p>
          </table:table-cell>
          <table:table-cell table:style-name="ce64" table:formula="of:=COM.MICROSOFT.CONCAT([.B582]; &quot; - On&quot;)" office:value-type="string" office:string-value="Tech - Sleigh of Hands - On" calcext:value-type="string">
            <text:p>Tech - Sleigh of Hand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0" calcext:value-type="float">
            <text:p>710</text:p>
          </table:table-cell>
          <table:table-cell table:style-name="ce64" table:formula="of:=COM.MICROSOFT.CONCAT([.B583]; &quot; - On&quot;)" office:value-type="string" office:string-value="Tech - Bind - On" calcext:value-type="string">
            <text:p>Tech - Bi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1" calcext:value-type="float">
            <text:p>711</text:p>
          </table:table-cell>
          <table:table-cell table:style-name="ce64" table:formula="of:=COM.MICROSOFT.CONCAT([.B584]; &quot; - On&quot;)" office:value-type="string" office:string-value="Tech - Hearing - On" calcext:value-type="string">
            <text:p>Tech - Hear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2" calcext:value-type="float">
            <text:p>712</text:p>
          </table:table-cell>
          <table:table-cell table:style-name="ce64" table:formula="of:=COM.MICROSOFT.CONCAT([.B585]; &quot; - On&quot;)" office:value-type="string" office:string-value="Tech - Pause - On" calcext:value-type="string">
            <text:p>Tech - Paus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3" calcext:value-type="float">
            <text:p>713</text:p>
          </table:table-cell>
          <table:table-cell table:style-name="ce64" table:formula="of:=COM.MICROSOFT.CONCAT([.B586]; &quot; - On&quot;)" office:value-type="string" office:string-value="Tech - Conduit - On" calcext:value-type="string">
            <text:p>Tech - Condui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4" calcext:value-type="float">
            <text:p>714</text:p>
          </table:table-cell>
          <table:table-cell table:style-name="ce64" table:formula="of:=COM.MICROSOFT.CONCAT([.B587]; &quot; - On&quot;)" office:value-type="string" office:string-value="Tech - I'm Watching You - On" calcext:value-type="string">
            <text:p>Tech - I'm Watching You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5" calcext:value-type="float">
            <text:p>715</text:p>
          </table:table-cell>
          <table:table-cell table:style-name="ce64" table:formula="of:=COM.MICROSOFT.CONCAT([.B588]; &quot; - On&quot;)" office:value-type="string" office:string-value="Tech - Destruction - On" calcext:value-type="string">
            <text:p>Tech - Destructi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6" calcext:value-type="float">
            <text:p>716</text:p>
          </table:table-cell>
          <table:table-cell table:style-name="ce64" table:formula="of:=COM.MICROSOFT.CONCAT([.B589]; &quot; - On&quot;)" office:value-type="string" office:string-value="Tech - Stop - On" calcext:value-type="string">
            <text:p>Tech - Sto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7" calcext:value-type="float">
            <text:p>717</text:p>
          </table:table-cell>
          <table:table-cell table:style-name="ce64" table:formula="of:=COM.MICROSOFT.CONCAT([.B590]; &quot; - On&quot;)" office:value-type="string" office:string-value="Tech - Drop - On" calcext:value-type="string">
            <text:p>Tech - Dro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8" calcext:value-type="float">
            <text:p>718</text:p>
          </table:table-cell>
          <table:table-cell table:style-name="ce64" table:formula="of:=COM.MICROSOFT.CONCAT([.B591]; &quot; - On&quot;)" office:value-type="string" office:string-value="Tech – Puke - On" calcext:value-type="string">
            <text:p>Tech – Puk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19" calcext:value-type="float">
            <text:p>719</text:p>
          </table:table-cell>
          <table:table-cell table:style-name="ce64" table:formula="of:=COM.MICROSOFT.CONCAT([.B592]; &quot; - On&quot;)" office:value-type="string" office:string-value="Tech - Cry - On" calcext:value-type="string">
            <text:p>Tech - Cr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0" calcext:value-type="float">
            <text:p>720</text:p>
          </table:table-cell>
          <table:table-cell table:style-name="ce64" table:formula="of:=COM.MICROSOFT.CONCAT([.B593]; &quot; - On&quot;)" office:value-type="string" office:string-value="Tech - Flee - On" calcext:value-type="string">
            <text:p>Tech - Fle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1" calcext:value-type="float">
            <text:p>721</text:p>
          </table:table-cell>
          <table:table-cell table:style-name="ce64" table:formula="of:=COM.MICROSOFT.CONCAT([.B594]; &quot; - On&quot;)" office:value-type="string" office:string-value="Tech - Cooperate - On" calcext:value-type="string">
            <text:p>Tech - Cooperate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2" calcext:value-type="float">
            <text:p>722</text:p>
          </table:table-cell>
          <table:table-cell table:style-name="ce64" table:formula="of:=COM.MICROSOFT.CONCAT([.B595]; &quot; - On&quot;)" office:value-type="string" office:string-value="Tech - Halt - On" calcext:value-type="string">
            <text:p>Tech - Hal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3" calcext:value-type="float">
            <text:p>723</text:p>
          </table:table-cell>
          <table:table-cell table:style-name="ce64" table:formula="of:=COM.MICROSOFT.CONCAT([.B596]; &quot; - On&quot;)" office:value-type="string" office:string-value="Tech - Summon - On" calcext:value-type="string">
            <text:p>Tech - Summ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4" calcext:value-type="float">
            <text:p>724</text:p>
          </table:table-cell>
          <table:table-cell table:style-name="ce64" table:formula="of:=COM.MICROSOFT.CONCAT([.B59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4]+16" office:value-type="float" office:value="224" calcext:value-type="float">
            <text:p>22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5" calcext:value-type="float">
            <text:p>725</text:p>
          </table:table-cell>
          <table:table-cell table:style-name="ce64" table:formula="of:=COM.MICROSOFT.CONCAT([.B59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5]" office:value-type="float" office:value="224" calcext:value-type="float">
            <text:p>22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6" calcext:value-type="float">
            <text:p>726</text:p>
          </table:table-cell>
          <table:table-cell table:style-name="ce64" table:formula="of:=COM.MICROSOFT.CONCAT([.B59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6]" office:value-type="float" office:value="224" calcext:value-type="float">
            <text:p>22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7" calcext:value-type="float">
            <text:p>727</text:p>
          </table:table-cell>
          <table:table-cell table:style-name="ce64" table:formula="of:=COM.MICROSOFT.CONCAT([.B60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7]" office:value-type="float" office:value="224" calcext:value-type="float">
            <text:p>2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8" calcext:value-type="float">
            <text:p>728</text:p>
          </table:table-cell>
          <table:table-cell table:style-name="ce64" table:formula="of:=COM.MICROSOFT.CONCAT([.B60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8]" office:value-type="float" office:value="224" calcext:value-type="float">
            <text:p>224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29" calcext:value-type="float">
            <text:p>729</text:p>
          </table:table-cell>
          <table:table-cell table:style-name="ce64" table:formula="of:=COM.MICROSOFT.CONCAT([.B60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29]" office:value-type="float" office:value="224" calcext:value-type="float">
            <text:p>22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0" calcext:value-type="float">
            <text:p>730</text:p>
          </table:table-cell>
          <table:table-cell table:style-name="ce64" table:formula="of:=COM.MICROSOFT.CONCAT([.B60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0]" office:value-type="float" office:value="224" calcext:value-type="float">
            <text:p>22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1" calcext:value-type="float">
            <text:p>731</text:p>
          </table:table-cell>
          <table:table-cell table:style-name="ce64" table:formula="of:=COM.MICROSOFT.CONCAT([.B60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1]" office:value-type="float" office:value="224" calcext:value-type="float">
            <text:p>22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2" calcext:value-type="float">
            <text:p>732</text:p>
          </table:table-cell>
          <table:table-cell table:style-name="ce64" table:formula="of:=COM.MICROSOFT.CONCAT([.B60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2]" office:value-type="float" office:value="224" calcext:value-type="float">
            <text:p>22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3" calcext:value-type="float">
            <text:p>733</text:p>
          </table:table-cell>
          <table:table-cell table:style-name="ce64" table:formula="of:=COM.MICROSOFT.CONCAT([.B60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3]" office:value-type="float" office:value="224" calcext:value-type="float">
            <text:p>22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4" calcext:value-type="float">
            <text:p>734</text:p>
          </table:table-cell>
          <table:table-cell table:style-name="ce64" table:formula="of:=COM.MICROSOFT.CONCAT([.B60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4]" office:value-type="float" office:value="224" calcext:value-type="float">
            <text:p>22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5" calcext:value-type="float">
            <text:p>735</text:p>
          </table:table-cell>
          <table:table-cell table:style-name="ce64" table:formula="of:=COM.MICROSOFT.CONCAT([.B60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5]" office:value-type="float" office:value="224" calcext:value-type="float">
            <text:p>22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6" calcext:value-type="float">
            <text:p>736</text:p>
          </table:table-cell>
          <table:table-cell table:style-name="ce64" table:formula="of:=COM.MICROSOFT.CONCAT([.B60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6]" office:value-type="float" office:value="224" calcext:value-type="float">
            <text:p>22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7" calcext:value-type="float">
            <text:p>737</text:p>
          </table:table-cell>
          <table:table-cell table:style-name="ce64" table:formula="of:=COM.MICROSOFT.CONCAT([.B61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7]" office:value-type="float" office:value="224" calcext:value-type="float">
            <text:p>22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8" calcext:value-type="float">
            <text:p>738</text:p>
          </table:table-cell>
          <table:table-cell table:style-name="ce64" table:formula="of:=COM.MICROSOFT.CONCAT([.B61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8]" office:value-type="float" office:value="224" calcext:value-type="float">
            <text:p>22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39" calcext:value-type="float">
            <text:p>739</text:p>
          </table:table-cell>
          <table:table-cell table:style-name="ce64" table:formula="of:=COM.MICROSOFT.CONCAT([.B61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39]" office:value-type="float" office:value="224" calcext:value-type="float">
            <text:p>22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0" calcext:value-type="float">
            <text:p>740</text:p>
          </table:table-cell>
          <table:table-cell table:style-name="ce64" table:formula="of:=COM.MICROSOFT.CONCAT([.B61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0]+16" office:value-type="float" office:value="240" calcext:value-type="float">
            <text:p>24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1" calcext:value-type="float">
            <text:p>741</text:p>
          </table:table-cell>
          <table:table-cell table:style-name="ce64" table:formula="of:=COM.MICROSOFT.CONCAT([.B61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1]" office:value-type="float" office:value="240" calcext:value-type="float">
            <text:p>24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2" calcext:value-type="float">
            <text:p>742</text:p>
          </table:table-cell>
          <table:table-cell table:style-name="ce64" table:formula="of:=COM.MICROSOFT.CONCAT([.B61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2]" office:value-type="float" office:value="240" calcext:value-type="float">
            <text:p>24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3" calcext:value-type="float">
            <text:p>743</text:p>
          </table:table-cell>
          <table:table-cell table:style-name="ce64" table:formula="of:=COM.MICROSOFT.CONCAT([.B61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3]" office:value-type="float" office:value="240" calcext:value-type="float">
            <text:p>24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4" calcext:value-type="float">
            <text:p>744</text:p>
          </table:table-cell>
          <table:table-cell table:style-name="ce64" table:formula="of:=COM.MICROSOFT.CONCAT([.B61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4]" office:value-type="float" office:value="240" calcext:value-type="float">
            <text:p>24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5" calcext:value-type="float">
            <text:p>745</text:p>
          </table:table-cell>
          <table:table-cell table:style-name="ce64" table:formula="of:=COM.MICROSOFT.CONCAT([.B61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5]" office:value-type="float" office:value="240" calcext:value-type="float">
            <text:p>24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6" calcext:value-type="float">
            <text:p>746</text:p>
          </table:table-cell>
          <table:table-cell table:style-name="ce64" table:formula="of:=COM.MICROSOFT.CONCAT([.B61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6]" office:value-type="float" office:value="240" calcext:value-type="float">
            <text:p>24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7" calcext:value-type="float">
            <text:p>747</text:p>
          </table:table-cell>
          <table:table-cell table:style-name="ce64" table:formula="of:=COM.MICROSOFT.CONCAT([.B62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7]" office:value-type="float" office:value="240" calcext:value-type="float">
            <text:p>24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8" calcext:value-type="float">
            <text:p>748</text:p>
          </table:table-cell>
          <table:table-cell table:style-name="ce64" table:formula="of:=COM.MICROSOFT.CONCAT([.B62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8]" office:value-type="float" office:value="240" calcext:value-type="float">
            <text:p>24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49" calcext:value-type="float">
            <text:p>749</text:p>
          </table:table-cell>
          <table:table-cell table:style-name="ce64" table:formula="of:=COM.MICROSOFT.CONCAT([.B62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49]" office:value-type="float" office:value="240" calcext:value-type="float">
            <text:p>24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0" calcext:value-type="float">
            <text:p>750</text:p>
          </table:table-cell>
          <table:table-cell table:style-name="ce64" table:formula="of:=COM.MICROSOFT.CONCAT([.B62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0]" office:value-type="float" office:value="240" calcext:value-type="float">
            <text:p>24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1" calcext:value-type="float">
            <text:p>751</text:p>
          </table:table-cell>
          <table:table-cell table:style-name="ce64" table:formula="of:=COM.MICROSOFT.CONCAT([.B62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1]" office:value-type="float" office:value="240" calcext:value-type="float">
            <text:p>24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2" calcext:value-type="float">
            <text:p>752</text:p>
          </table:table-cell>
          <table:table-cell table:style-name="ce64" table:formula="of:=COM.MICROSOFT.CONCAT([.B62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2]" office:value-type="float" office:value="240" calcext:value-type="float">
            <text:p>24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3" calcext:value-type="float">
            <text:p>753</text:p>
          </table:table-cell>
          <table:table-cell table:style-name="ce64" table:formula="of:=COM.MICROSOFT.CONCAT([.B62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3]" office:value-type="float" office:value="240" calcext:value-type="float">
            <text:p>24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4" calcext:value-type="float">
            <text:p>754</text:p>
          </table:table-cell>
          <table:table-cell table:style-name="ce64" table:formula="of:=COM.MICROSOFT.CONCAT([.B62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4]" office:value-type="float" office:value="240" calcext:value-type="float">
            <text:p>24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3" office:value-type="float" office:value="755" calcext:value-type="float">
            <text:p>755</text:p>
          </table:table-cell>
          <table:table-cell table:style-name="ce64" table:formula="of:=COM.MICROSOFT.CONCAT([.B62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755]" office:value-type="float" office:value="240" calcext:value-type="float">
            <text:p>24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6" calcext:value-type="float">
            <text:p>756</text:p>
          </table:table-cell>
          <table:table-cell table:style-name="ce75" office:value-type="string" calcext:value-type="string">
            <text:p>UI – Attack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6]+16" office:value-type="float" office:value="256" calcext:value-type="float">
            <text:p>25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7" calcext:value-type="float">
            <text:p>757</text:p>
          </table:table-cell>
          <table:table-cell table:style-name="ce75" office:value-type="string" calcext:value-type="string">
            <text:p>UI – Ins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7]" office:value-type="float" office:value="256" calcext:value-type="float">
            <text:p>256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8" calcext:value-type="float">
            <text:p>758</text:p>
          </table:table-cell>
          <table:table-cell table:style-name="ce75" office:value-type="string" calcext:value-type="string">
            <text:p>UI – Charm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8]" office:value-type="float" office:value="256" calcext:value-type="float">
            <text:p>25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59" calcext:value-type="float">
            <text:p>759</text:p>
          </table:table-cell>
          <table:table-cell table:style-name="ce75" office:value-type="string" calcext:value-type="string">
            <text:p>UI – Res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59]" office:value-type="float" office:value="256" calcext:value-type="float">
            <text:p>25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0" calcext:value-type="float">
            <text:p>760</text:p>
          </table:table-cell>
          <table:table-cell table:style-name="ce75" office:value-type="string" calcext:value-type="string">
            <text:p>UI – Inteligenc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0]" office:value-type="float" office:value="256" calcext:value-type="float">
            <text:p>25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1" calcext:value-type="float">
            <text:p>761</text:p>
          </table:table-cell>
          <table:table-cell table:style-name="ce75" office:value-type="string" calcext:value-type="string">
            <text:p>UI – Armo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1]" office:value-type="float" office:value="256" calcext:value-type="float">
            <text:p>25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2" calcext:value-type="float">
            <text:p>762</text:p>
          </table:table-cell>
          <table:table-cell table:style-name="ce75" office:value-type="string" calcext:value-type="string">
            <text:p>UI – Fo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2]" office:value-type="float" office:value="256" calcext:value-type="float">
            <text:p>256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3" calcext:value-type="float">
            <text:p>763</text:p>
          </table:table-cell>
          <table:table-cell table:style-name="ce75" office:value-type="string" calcext:value-type="string">
            <text:p>UI – Weapon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3]" office:value-type="float" office:value="256" calcext:value-type="float">
            <text:p>25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4" calcext:value-type="float">
            <text:p>764</text:p>
          </table:table-cell>
          <table:table-cell table:style-name="ce75" office:value-type="string" calcext:value-type="string">
            <text:p>UI – Accep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4]" office:value-type="float" office:value="256" calcext:value-type="float">
            <text:p>256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5" calcext:value-type="float">
            <text:p>765</text:p>
          </table:table-cell>
          <table:table-cell table:style-name="ce75" office:value-type="string" calcext:value-type="string">
            <text:p>UI – Charisma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5]" office:value-type="float" office:value="256" calcext:value-type="float">
            <text:p>256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6" calcext:value-type="float">
            <text:p>766</text:p>
          </table:table-cell>
          <table:table-cell table:style-name="ce75" office:value-type="string" calcext:value-type="string">
            <text:p>UI – Skill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6]" office:value-type="float" office:value="256" calcext:value-type="float">
            <text:p>256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7" calcext:value-type="float">
            <text:p>767</text:p>
          </table:table-cell>
          <table:table-cell table:style-name="ce75" office:value-type="string" calcext:value-type="string">
            <text:p>UI – Dog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7]" office:value-type="float" office:value="256" calcext:value-type="float">
            <text:p>256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8" calcext:value-type="float">
            <text:p>768</text:p>
          </table:table-cell>
          <table:table-cell table:style-name="ce75" office:value-type="string" calcext:value-type="string">
            <text:p>UI – Druid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8]" office:value-type="float" office:value="256" calcext:value-type="float">
            <text:p>25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69" calcext:value-type="float">
            <text:p>769</text:p>
          </table:table-cell>
          <table:table-cell table:style-name="ce75" office:value-type="string" calcext:value-type="string">
            <text:p>UI – Skeleton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69]" office:value-type="float" office:value="256" calcext:value-type="float">
            <text:p>25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0" calcext:value-type="float">
            <text:p>770</text:p>
          </table:table-cell>
          <table:table-cell table:style-name="ce75" office:value-type="string" calcext:value-type="string">
            <text:p>UI – Psy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0]" office:value-type="float" office:value="256" calcext:value-type="float">
            <text:p>256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1" calcext:value-type="float">
            <text:p>771</text:p>
          </table:table-cell>
          <table:table-cell table:style-name="ce75" office:value-type="string" calcext:value-type="string">
            <text:p>UI – 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1]" office:value-type="float" office:value="256" calcext:value-type="float">
            <text:p>256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2" calcext:value-type="float">
            <text:p>772</text:p>
          </table:table-cell>
          <table:table-cell table:style-name="ce75" office:value-type="string" calcext:value-type="string">
            <text:p>UI – Mov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2]+16" office:value-type="float" office:value="272" calcext:value-type="float">
            <text:p>27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3" calcext:value-type="float">
            <text:p>773</text:p>
          </table:table-cell>
          <table:table-cell table:style-name="ce75" office:value-type="string" calcext:value-type="string">
            <text:p>UI – Cancel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3]" office:value-type="float" office:value="272" calcext:value-type="float">
            <text:p>27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4" calcext:value-type="float">
            <text:p>774</text:p>
          </table:table-cell>
          <table:table-cell table:style-name="ce75" office:value-type="string" calcext:value-type="string">
            <text:p>UI – Magic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4]" office:value-type="float" office:value="272" calcext:value-type="float">
            <text:p>27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5" calcext:value-type="float">
            <text:p>775</text:p>
          </table:table-cell>
          <table:table-cell table:style-name="ce75" office:value-type="string" calcext:value-type="string">
            <text:p>UI – Level Up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5]" office:value-type="float" office:value="272" calcext:value-type="float">
            <text:p>27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6" calcext:value-type="float">
            <text:p>776</text:p>
          </table:table-cell>
          <table:table-cell table:style-name="ce75" office:value-type="string" calcext:value-type="string">
            <text:p>UI – Strength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6]" office:value-type="float" office:value="272" calcext:value-type="float">
            <text:p>27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7" calcext:value-type="float">
            <text:p>777</text:p>
          </table:table-cell>
          <table:table-cell table:style-name="ce75" office:value-type="string" calcext:value-type="string">
            <text:p>UI – Blood Αbil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7]" office:value-type="float" office:value="272" calcext:value-type="float">
            <text:p>27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8" calcext:value-type="float">
            <text:p>778</text:p>
          </table:table-cell>
          <table:table-cell table:style-name="ce75" office:value-type="string" calcext:value-type="string">
            <text:p>UI – Demon Hand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8]" office:value-type="float" office:value="272" calcext:value-type="float">
            <text:p>27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79" calcext:value-type="float">
            <text:p>779</text:p>
          </table:table-cell>
          <table:table-cell table:style-name="ce75" office:value-type="string" calcext:value-type="string">
            <text:p>UI – Gore Art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79]" office:value-type="float" office:value="272" calcext:value-type="float">
            <text:p>27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0" calcext:value-type="float">
            <text:p>780</text:p>
          </table:table-cell>
          <table:table-cell table:style-name="ce75" office:value-type="string" calcext:value-type="string">
            <text:p>UI – Song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0]" office:value-type="float" office:value="272" calcext:value-type="float">
            <text:p>27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1" calcext:value-type="float">
            <text:p>781</text:p>
          </table:table-cell>
          <table:table-cell table:style-name="ce75" office:value-type="string" calcext:value-type="string">
            <text:p>UI – Draconic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1]" office:value-type="float" office:value="272" calcext:value-type="float">
            <text:p>27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2" calcext:value-type="float">
            <text:p>782</text:p>
          </table:table-cell>
          <table:table-cell table:style-name="ce75" office:value-type="string" calcext:value-type="string">
            <text:p>UI – Tom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2]" office:value-type="float" office:value="272" calcext:value-type="float">
            <text:p>27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3" calcext:value-type="float">
            <text:p>783</text:p>
          </table:table-cell>
          <table:table-cell table:style-name="ce75" office:value-type="string" calcext:value-type="string">
            <text:p>UI – Scar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3]" office:value-type="float" office:value="272" calcext:value-type="float">
            <text:p>27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4" calcext:value-type="float">
            <text:p>784</text:p>
          </table:table-cell>
          <table:table-cell table:style-name="ce75" office:value-type="string" calcext:value-type="string">
            <text:p>UI – Familia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4]" office:value-type="float" office:value="272" calcext:value-type="float">
            <text:p>27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5" calcext:value-type="float">
            <text:p>785</text:p>
          </table:table-cell>
          <table:table-cell table:style-name="ce75" office:value-type="string" calcext:value-type="string">
            <text:p>UI – Vampirism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5]" office:value-type="float" office:value="272" calcext:value-type="float">
            <text:p>27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6" calcext:value-type="float">
            <text:p>786</text:p>
          </table:table-cell>
          <table:table-cell table:style-name="ce75" office:value-type="string" calcext:value-type="string">
            <text:p>UI – Jinx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6]" office:value-type="float" office:value="272" calcext:value-type="float">
            <text:p>27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7" calcext:value-type="float">
            <text:p>787</text:p>
          </table:table-cell>
          <table:table-cell table:style-name="ce75" office:value-type="string" calcext:value-type="string">
            <text:p>UI – 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7]" office:value-type="float" office:value="272" calcext:value-type="float">
            <text:p>27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8" calcext:value-type="float">
            <text:p>788</text:p>
          </table:table-cell>
          <table:table-cell table:style-name="ce75" office:value-type="string" calcext:value-type="string">
            <text:p>UI – Malding Teeth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8]+16" office:value-type="float" office:value="288" calcext:value-type="float">
            <text:p>28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89" calcext:value-type="float">
            <text:p>789</text:p>
          </table:table-cell>
          <table:table-cell table:style-name="ce75" office:value-type="string" calcext:value-type="string">
            <text:p>UI – Oolic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89]" office:value-type="float" office:value="288" calcext:value-type="float">
            <text:p>28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0" calcext:value-type="float">
            <text:p>790</text:p>
          </table:table-cell>
          <table:table-cell table:style-name="ce75" office:value-type="string" calcext:value-type="string">
            <text:p>UI – Minotau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0]" office:value-type="float" office:value="288" calcext:value-type="float">
            <text:p>28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1" calcext:value-type="float">
            <text:p>791</text:p>
          </table:table-cell>
          <table:table-cell table:style-name="ce75" office:value-type="string" calcext:value-type="string">
            <text:p>UI – Inari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1]" office:value-type="float" office:value="288" calcext:value-type="float">
            <text:p>28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2" calcext:value-type="float">
            <text:p>792</text:p>
          </table:table-cell>
          <table:table-cell table:style-name="ce75" office:value-type="string" calcext:value-type="string">
            <text:p>UI – Volf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2]" office:value-type="float" office:value="288" calcext:value-type="float">
            <text:p>28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3" calcext:value-type="float">
            <text:p>793</text:p>
          </table:table-cell>
          <table:table-cell table:style-name="ce75" office:value-type="string" calcext:value-type="string">
            <text:p>UI – Dormin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3]" office:value-type="float" office:value="288" calcext:value-type="float">
            <text:p>28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4" calcext:value-type="float">
            <text:p>794</text:p>
          </table:table-cell>
          <table:table-cell table:style-name="ce75" office:value-type="string" calcext:value-type="string">
            <text:p>UI – Endsville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4]" office:value-type="float" office:value="288" calcext:value-type="float">
            <text:p>28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5" calcext:value-type="float">
            <text:p>795</text:p>
          </table:table-cell>
          <table:table-cell table:style-name="ce75" office:value-type="string" calcext:value-type="string">
            <text:p>UI – Her Lady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5]" office:value-type="float" office:value="288" calcext:value-type="float">
            <text:p>28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6" calcext:value-type="float">
            <text:p>796</text:p>
          </table:table-cell>
          <table:table-cell table:style-name="ce75" office:value-type="string" calcext:value-type="string">
            <text:p>UI – Bl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6]" office:value-type="float" office:value="288" calcext:value-type="float">
            <text:p>28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7" calcext:value-type="float">
            <text:p>797</text:p>
          </table:table-cell>
          <table:table-cell table:style-name="ce75" office:value-type="string" calcext:value-type="string">
            <text:p>UI – The Twins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7]" office:value-type="float" office:value="288" calcext:value-type="float">
            <text:p>28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8" calcext:value-type="float">
            <text:p>798</text:p>
          </table:table-cell>
          <table:table-cell table:style-name="ce75" office:value-type="string" calcext:value-type="string">
            <text:p>UI – Dear Mother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8]" office:value-type="float" office:value="288" calcext:value-type="float">
            <text:p>28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799" calcext:value-type="float">
            <text:p>799</text:p>
          </table:table-cell>
          <table:table-cell table:style-name="ce75" office:value-type="string" calcext:value-type="string">
            <text:p>UI – Shared Dream</text:p>
          </table:table-cell>
          <table:table-cell table:style-name="ce75" office:value-type="float" office:value="5" calcext:value-type="float">
            <text:p>5</text:p>
          </table:table-cell>
          <table:table-cell table:style-name="ce75" table:formula="of:=[.D799]" office:value-type="float" office:value="288" calcext:value-type="float">
            <text:p>28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0" calcext:value-type="float">
            <text:p>80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0]" office:value-type="float" office:value="288" calcext:value-type="float">
            <text:p>28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1" calcext:value-type="float">
            <text:p>80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1]" office:value-type="float" office:value="288" calcext:value-type="float">
            <text:p>28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2" calcext:value-type="float">
            <text:p>80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2]" office:value-type="float" office:value="288" calcext:value-type="float">
            <text:p>28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3" calcext:value-type="float">
            <text:p>80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3]" office:value-type="float" office:value="288" calcext:value-type="float">
            <text:p>28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4" calcext:value-type="float">
            <text:p>80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4]+16" office:value-type="float" office:value="304" calcext:value-type="float">
            <text:p>30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5" calcext:value-type="float">
            <text:p>80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5]" office:value-type="float" office:value="304" calcext:value-type="float">
            <text:p>30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6" calcext:value-type="float">
            <text:p>80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6]" office:value-type="float" office:value="304" calcext:value-type="float">
            <text:p>30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7" calcext:value-type="float">
            <text:p>80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7]" office:value-type="float" office:value="304" calcext:value-type="float">
            <text:p>30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8" calcext:value-type="float">
            <text:p>80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8]" office:value-type="float" office:value="304" calcext:value-type="float">
            <text:p>30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09" calcext:value-type="float">
            <text:p>80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09]" office:value-type="float" office:value="304" calcext:value-type="float">
            <text:p>30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0" calcext:value-type="float">
            <text:p>81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0]" office:value-type="float" office:value="304" calcext:value-type="float">
            <text:p>30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1" calcext:value-type="float">
            <text:p>81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1]" office:value-type="float" office:value="304" calcext:value-type="float">
            <text:p>30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2" calcext:value-type="float">
            <text:p>81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2]" office:value-type="float" office:value="304" calcext:value-type="float">
            <text:p>30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3" calcext:value-type="float">
            <text:p>81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3]" office:value-type="float" office:value="304" calcext:value-type="float">
            <text:p>304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4" calcext:value-type="float">
            <text:p>81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4]" office:value-type="float" office:value="304" calcext:value-type="float">
            <text:p>30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5" calcext:value-type="float">
            <text:p>81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5]" office:value-type="float" office:value="304" calcext:value-type="float">
            <text:p>30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6" calcext:value-type="float">
            <text:p>81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6]" office:value-type="float" office:value="304" calcext:value-type="float">
            <text:p>30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7" calcext:value-type="float">
            <text:p>81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7]" office:value-type="float" office:value="304" calcext:value-type="float">
            <text:p>30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8" calcext:value-type="float">
            <text:p>81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8]" office:value-type="float" office:value="304" calcext:value-type="float">
            <text:p>30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19" calcext:value-type="float">
            <text:p>81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19]" office:value-type="float" office:value="304" calcext:value-type="float">
            <text:p>30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0" calcext:value-type="float">
            <text:p>82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0]+128" office:value-type="float" office:value="432" calcext:value-type="float">
            <text:p>43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1" calcext:value-type="float">
            <text:p>82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1]" office:value-type="float" office:value="432" calcext:value-type="float">
            <text:p>43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2" calcext:value-type="float">
            <text:p>82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2]" office:value-type="float" office:value="432" calcext:value-type="float">
            <text:p>43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3" calcext:value-type="float">
            <text:p>82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3]" office:value-type="float" office:value="432" calcext:value-type="float">
            <text:p>4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4" calcext:value-type="float">
            <text:p>82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4]" office:value-type="float" office:value="432" calcext:value-type="float">
            <text:p>43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5" calcext:value-type="float">
            <text:p>82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5]" office:value-type="float" office:value="432" calcext:value-type="float">
            <text:p>43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6" calcext:value-type="float">
            <text:p>82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6]" office:value-type="float" office:value="432" calcext:value-type="float">
            <text:p>43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7" calcext:value-type="float">
            <text:p>82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7]" office:value-type="float" office:value="432" calcext:value-type="float">
            <text:p>43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8" calcext:value-type="float">
            <text:p>82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8]" office:value-type="float" office:value="432" calcext:value-type="float">
            <text:p>43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29" calcext:value-type="float">
            <text:p>82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29]" office:value-type="float" office:value="432" calcext:value-type="float">
            <text:p>43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0" calcext:value-type="float">
            <text:p>83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0]" office:value-type="float" office:value="432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1" calcext:value-type="float">
            <text:p>83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1]" office:value-type="float" office:value="432" calcext:value-type="float">
            <text:p>43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2" calcext:value-type="float">
            <text:p>83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2]" office:value-type="float" office:value="432" calcext:value-type="float">
            <text:p>43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3" calcext:value-type="float">
            <text:p>83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3]" office:value-type="float" office:value="432" calcext:value-type="float">
            <text:p>43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4" calcext:value-type="float">
            <text:p>83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4]" office:value-type="float" office:value="432" calcext:value-type="float">
            <text:p>43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5" calcext:value-type="float">
            <text:p>83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5]" office:value-type="float" office:value="432" calcext:value-type="float">
            <text:p>43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6" calcext:value-type="float">
            <text:p>83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6]+16" office:value-type="float" office:value="448" calcext:value-type="float">
            <text:p>4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7" calcext:value-type="float">
            <text:p>83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7]" office:value-type="float" office:value="448" calcext:value-type="float">
            <text:p>4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8" calcext:value-type="float">
            <text:p>83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8]" office:value-type="float" office:value="448" calcext:value-type="float">
            <text:p>4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39" calcext:value-type="float">
            <text:p>83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39]" office:value-type="float" office:value="448" calcext:value-type="float">
            <text:p>44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0" calcext:value-type="float">
            <text:p>84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0]" office:value-type="float" office:value="448" calcext:value-type="float">
            <text:p>4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1" calcext:value-type="float">
            <text:p>84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1]" office:value-type="float" office:value="448" calcext:value-type="float">
            <text:p>4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2" calcext:value-type="float">
            <text:p>84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2]" office:value-type="float" office:value="448" calcext:value-type="float">
            <text:p>4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3" calcext:value-type="float">
            <text:p>84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3]" office:value-type="float" office:value="448" calcext:value-type="float">
            <text:p>4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4" calcext:value-type="float">
            <text:p>84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4]" office:value-type="float" office:value="448" calcext:value-type="float">
            <text:p>4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5" calcext:value-type="float">
            <text:p>84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5]" office:value-type="float" office:value="448" calcext:value-type="float">
            <text:p>4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6" calcext:value-type="float">
            <text:p>84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6]" office:value-type="float" office:value="448" calcext:value-type="float">
            <text:p>4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7" calcext:value-type="float">
            <text:p>84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7]" office:value-type="float" office:value="448" calcext:value-type="float">
            <text:p>4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8" calcext:value-type="float">
            <text:p>84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8]" office:value-type="float" office:value="448" calcext:value-type="float">
            <text:p>4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49" calcext:value-type="float">
            <text:p>84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49]" office:value-type="float" office:value="448" calcext:value-type="float">
            <text:p>4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0" calcext:value-type="float">
            <text:p>85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0]" office:value-type="float" office:value="448" calcext:value-type="float">
            <text:p>4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1" calcext:value-type="float">
            <text:p>85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1]" office:value-type="float" office:value="448" calcext:value-type="float">
            <text:p>4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2" calcext:value-type="float">
            <text:p>85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2]+16" office:value-type="float" office:value="464" calcext:value-type="float">
            <text:p>4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3" calcext:value-type="float">
            <text:p>85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3]" office:value-type="float" office:value="464" calcext:value-type="float">
            <text:p>4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4" calcext:value-type="float">
            <text:p>85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4]" office:value-type="float" office:value="464" calcext:value-type="float">
            <text:p>4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5" calcext:value-type="float">
            <text:p>85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5]" office:value-type="float" office:value="464" calcext:value-type="float">
            <text:p>46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6" calcext:value-type="float">
            <text:p>85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6]" office:value-type="float" office:value="464" calcext:value-type="float">
            <text:p>46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7" calcext:value-type="float">
            <text:p>85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7]" office:value-type="float" office:value="464" calcext:value-type="float">
            <text:p>46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8" calcext:value-type="float">
            <text:p>85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8]" office:value-type="float" office:value="464" calcext:value-type="float">
            <text:p>46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59" calcext:value-type="float">
            <text:p>85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59]" office:value-type="float" office:value="464" calcext:value-type="float">
            <text:p>46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0" calcext:value-type="float">
            <text:p>86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0]" office:value-type="float" office:value="464" calcext:value-type="float">
            <text:p>46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1" calcext:value-type="float">
            <text:p>86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1]" office:value-type="float" office:value="464" calcext:value-type="float">
            <text:p>464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2" calcext:value-type="float">
            <text:p>86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2]" office:value-type="float" office:value="464" calcext:value-type="float">
            <text:p>46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3" calcext:value-type="float">
            <text:p>86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3]" office:value-type="float" office:value="464" calcext:value-type="float">
            <text:p>46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4" calcext:value-type="float">
            <text:p>86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4]" office:value-type="float" office:value="464" calcext:value-type="float">
            <text:p>46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5" calcext:value-type="float">
            <text:p>86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5]" office:value-type="float" office:value="464" calcext:value-type="float">
            <text:p>46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6" calcext:value-type="float">
            <text:p>86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6]" office:value-type="float" office:value="464" calcext:value-type="float">
            <text:p>46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7" calcext:value-type="float">
            <text:p>86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7]" office:value-type="float" office:value="464" calcext:value-type="float">
            <text:p>4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8" calcext:value-type="float">
            <text:p>86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8]+16" office:value-type="float" office:value="480" calcext:value-type="float">
            <text:p>4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69" calcext:value-type="float">
            <text:p>86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69]" office:value-type="float" office:value="480" calcext:value-type="float">
            <text:p>4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0" calcext:value-type="float">
            <text:p>87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0]" office:value-type="float" office:value="480" calcext:value-type="float">
            <text:p>4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1" calcext:value-type="float">
            <text:p>87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1]" office:value-type="float" office:value="480" calcext:value-type="float">
            <text:p>480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2" calcext:value-type="float">
            <text:p>87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2]" office:value-type="float" office:value="480" calcext:value-type="float">
            <text:p>480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3" calcext:value-type="float">
            <text:p>87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3]" office:value-type="float" office:value="480" calcext:value-type="float">
            <text:p>480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4" calcext:value-type="float">
            <text:p>874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4]" office:value-type="float" office:value="480" calcext:value-type="float">
            <text:p>480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5" calcext:value-type="float">
            <text:p>875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5]" office:value-type="float" office:value="480" calcext:value-type="float">
            <text:p>480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6" calcext:value-type="float">
            <text:p>876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6]" office:value-type="float" office:value="480" calcext:value-type="float">
            <text:p>480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7" calcext:value-type="float">
            <text:p>877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7]" office:value-type="float" office:value="480" calcext:value-type="float">
            <text:p>480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8" calcext:value-type="float">
            <text:p>878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8]" office:value-type="float" office:value="480" calcext:value-type="float">
            <text:p>480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79" calcext:value-type="float">
            <text:p>879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79]" office:value-type="float" office:value="480" calcext:value-type="float">
            <text:p>480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0" calcext:value-type="float">
            <text:p>880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0]" office:value-type="float" office:value="480" calcext:value-type="float">
            <text:p>480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1" calcext:value-type="float">
            <text:p>881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1]" office:value-type="float" office:value="480" calcext:value-type="float">
            <text:p>480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2" calcext:value-type="float">
            <text:p>882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2]" office:value-type="float" office:value="480" calcext:value-type="float">
            <text:p>480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75" office:value-type="float" office:value="883" calcext:value-type="float">
            <text:p>883</text:p>
          </table:table-cell>
          <table:table-cell table:style-name="ce75"/>
          <table:table-cell table:style-name="ce75" office:value-type="float" office:value="5" calcext:value-type="float">
            <text:p>5</text:p>
          </table:table-cell>
          <table:table-cell table:style-name="ce75" table:formula="of:=[.D883]" office:value-type="float" office:value="480" calcext:value-type="float">
            <text:p>48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4" calcext:value-type="float">
            <text:p>884</text:p>
          </table:table-cell>
          <table:table-cell table:style-name="ce64" table:formula="of:=COM.MICROSOFT.CONCAT([.B757]; &quot; - On&quot;)" office:value-type="string" office:string-value="UI – Attack - On" calcext:value-type="string">
            <text:p>UI – Attack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256+64" office:value-type="float" office:value="320" calcext:value-type="float">
            <text:p>32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5" calcext:value-type="float">
            <text:p>885</text:p>
          </table:table-cell>
          <table:table-cell table:style-name="ce64" table:formula="of:=COM.MICROSOFT.CONCAT([.B758]; &quot; - On&quot;)" office:value-type="string" office:string-value="UI – Insight - On" calcext:value-type="string">
            <text:p>UI – Ins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5]" office:value-type="float" office:value="320" calcext:value-type="float">
            <text:p>32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6" calcext:value-type="float">
            <text:p>886</text:p>
          </table:table-cell>
          <table:table-cell table:style-name="ce64" table:formula="of:=COM.MICROSOFT.CONCAT([.B759]; &quot; - On&quot;)" office:value-type="string" office:string-value="UI – Charms - On" calcext:value-type="string">
            <text:p>UI – Charm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6]" office:value-type="float" office:value="320" calcext:value-type="float">
            <text:p>32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7" calcext:value-type="float">
            <text:p>887</text:p>
          </table:table-cell>
          <table:table-cell table:style-name="ce64" table:formula="of:=COM.MICROSOFT.CONCAT([.B760]; &quot; - On&quot;)" office:value-type="string" office:string-value="UI – Rest - On" calcext:value-type="string">
            <text:p>UI – Res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7]" office:value-type="float" office:value="320" calcext:value-type="float">
            <text:p>32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8" calcext:value-type="float">
            <text:p>888</text:p>
          </table:table-cell>
          <table:table-cell table:style-name="ce64" table:formula="of:=COM.MICROSOFT.CONCAT([.B761]; &quot; - On&quot;)" office:value-type="string" office:string-value="UI – Inteligence - On" calcext:value-type="string">
            <text:p>UI – Inteligenc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8]" office:value-type="float" office:value="320" calcext:value-type="float">
            <text:p>32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89" calcext:value-type="float">
            <text:p>889</text:p>
          </table:table-cell>
          <table:table-cell table:style-name="ce64" table:formula="of:=COM.MICROSOFT.CONCAT([.B762]; &quot; - On&quot;)" office:value-type="string" office:string-value="UI – Armor - On" calcext:value-type="string">
            <text:p>UI – Armo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89]" office:value-type="float" office:value="320" calcext:value-type="float">
            <text:p>32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0" calcext:value-type="float">
            <text:p>890</text:p>
          </table:table-cell>
          <table:table-cell table:style-name="ce64" table:formula="of:=COM.MICROSOFT.CONCAT([.B763]; &quot; - On&quot;)" office:value-type="string" office:string-value="UI – Foe - On" calcext:value-type="string">
            <text:p>UI – Fo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0]" office:value-type="float" office:value="320" calcext:value-type="float">
            <text:p>32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1" calcext:value-type="float">
            <text:p>891</text:p>
          </table:table-cell>
          <table:table-cell table:style-name="ce64" table:formula="of:=COM.MICROSOFT.CONCAT([.B764]; &quot; - On&quot;)" office:value-type="string" office:string-value="UI – Weapon - On" calcext:value-type="string">
            <text:p>UI – Weap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1]" office:value-type="float" office:value="320" calcext:value-type="float">
            <text:p>32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2" calcext:value-type="float">
            <text:p>892</text:p>
          </table:table-cell>
          <table:table-cell table:style-name="ce64" table:formula="of:=COM.MICROSOFT.CONCAT([.B765]; &quot; - On&quot;)" office:value-type="string" office:string-value="UI – Accept - On" calcext:value-type="string">
            <text:p>UI – Accep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2]" office:value-type="float" office:value="320" calcext:value-type="float">
            <text:p>32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3" calcext:value-type="float">
            <text:p>893</text:p>
          </table:table-cell>
          <table:table-cell table:style-name="ce64" table:formula="of:=COM.MICROSOFT.CONCAT([.B766]; &quot; - On&quot;)" office:value-type="string" office:string-value="UI – Charisma - On" calcext:value-type="string">
            <text:p>UI – Charisma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3]" office:value-type="float" office:value="320" calcext:value-type="float">
            <text:p>32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4" calcext:value-type="float">
            <text:p>894</text:p>
          </table:table-cell>
          <table:table-cell table:style-name="ce64" table:formula="of:=COM.MICROSOFT.CONCAT([.B767]; &quot; - On&quot;)" office:value-type="string" office:string-value="UI – Skill - On" calcext:value-type="string">
            <text:p>UI – Skill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4]" office:value-type="float" office:value="320" calcext:value-type="float">
            <text:p>32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5" calcext:value-type="float">
            <text:p>895</text:p>
          </table:table-cell>
          <table:table-cell table:style-name="ce64" table:formula="of:=COM.MICROSOFT.CONCAT([.B768]; &quot; - On&quot;)" office:value-type="string" office:string-value="UI – Dog - On" calcext:value-type="string">
            <text:p>UI – Do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5]" office:value-type="float" office:value="320" calcext:value-type="float">
            <text:p>32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6" calcext:value-type="float">
            <text:p>896</text:p>
          </table:table-cell>
          <table:table-cell table:style-name="ce64" table:formula="of:=COM.MICROSOFT.CONCAT([.B769]; &quot; - On&quot;)" office:value-type="string" office:string-value="UI – Druid - On" calcext:value-type="string">
            <text:p>UI – Drui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6]" office:value-type="float" office:value="320" calcext:value-type="float">
            <text:p>32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7" calcext:value-type="float">
            <text:p>897</text:p>
          </table:table-cell>
          <table:table-cell table:style-name="ce64" table:formula="of:=COM.MICROSOFT.CONCAT([.B770]; &quot; - On&quot;)" office:value-type="string" office:string-value="UI – Skeleton - On" calcext:value-type="string">
            <text:p>UI – Skelet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7]" office:value-type="float" office:value="320" calcext:value-type="float">
            <text:p>32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8" calcext:value-type="float">
            <text:p>898</text:p>
          </table:table-cell>
          <table:table-cell table:style-name="ce64" table:formula="of:=COM.MICROSOFT.CONCAT([.B771]; &quot; - On&quot;)" office:value-type="string" office:string-value="UI – Psy - On" calcext:value-type="string">
            <text:p>UI – Ps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8]" office:value-type="float" office:value="320" calcext:value-type="float">
            <text:p>32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899" calcext:value-type="float">
            <text:p>899</text:p>
          </table:table-cell>
          <table:table-cell table:style-name="ce64" table:formula="of:=COM.MICROSOFT.CONCAT([.B772]; &quot; - On&quot;)" office:value-type="string" office:string-value="UI –  - On" calcext:value-type="string">
            <text:p>UI –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899]" office:value-type="float" office:value="320" calcext:value-type="float">
            <text:p>32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0" calcext:value-type="float">
            <text:p>900</text:p>
          </table:table-cell>
          <table:table-cell table:style-name="ce64" table:formula="of:=COM.MICROSOFT.CONCAT([.B773]; &quot; - On&quot;)" office:value-type="string" office:string-value="UI – Move - On" calcext:value-type="string">
            <text:p>UI – Mov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00]" office:value-type="float" office:value="336" calcext:value-type="float">
            <text:p>33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1" calcext:value-type="float">
            <text:p>901</text:p>
          </table:table-cell>
          <table:table-cell table:style-name="ce64" table:formula="of:=COM.MICROSOFT.CONCAT([.B774]; &quot; - On&quot;)" office:value-type="string" office:string-value="UI – Cancel - On" calcext:value-type="string">
            <text:p>UI – Cancel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1]" office:value-type="float" office:value="336" calcext:value-type="float">
            <text:p>336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2" calcext:value-type="float">
            <text:p>902</text:p>
          </table:table-cell>
          <table:table-cell table:style-name="ce64" table:formula="of:=COM.MICROSOFT.CONCAT([.B775]; &quot; - On&quot;)" office:value-type="string" office:string-value="UI – Magic - On" calcext:value-type="string">
            <text:p>UI – Mag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2]" office:value-type="float" office:value="336" calcext:value-type="float">
            <text:p>336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3" calcext:value-type="float">
            <text:p>903</text:p>
          </table:table-cell>
          <table:table-cell table:style-name="ce64" table:formula="of:=COM.MICROSOFT.CONCAT([.B776]; &quot; - On&quot;)" office:value-type="string" office:string-value="UI – Level Up - On" calcext:value-type="string">
            <text:p>UI – Level U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3]" office:value-type="float" office:value="336" calcext:value-type="float">
            <text:p>336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4" calcext:value-type="float">
            <text:p>904</text:p>
          </table:table-cell>
          <table:table-cell table:style-name="ce64" table:formula="of:=COM.MICROSOFT.CONCAT([.B777]; &quot; - On&quot;)" office:value-type="string" office:string-value="UI – Strength - On" calcext:value-type="string">
            <text:p>UI – Strengt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4]" office:value-type="float" office:value="336" calcext:value-type="float">
            <text:p>336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5" calcext:value-type="float">
            <text:p>905</text:p>
          </table:table-cell>
          <table:table-cell table:style-name="ce64" table:formula="of:=COM.MICROSOFT.CONCAT([.B778]; &quot; - On&quot;)" office:value-type="string" office:string-value="UI – Blood Αbil - On" calcext:value-type="string">
            <text:p>UI – Blood Αbil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5]" office:value-type="float" office:value="336" calcext:value-type="float">
            <text:p>336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6" calcext:value-type="float">
            <text:p>906</text:p>
          </table:table-cell>
          <table:table-cell table:style-name="ce64" table:formula="of:=COM.MICROSOFT.CONCAT([.B779]; &quot; - On&quot;)" office:value-type="string" office:string-value="UI – Demon Hand - On" calcext:value-type="string">
            <text:p>UI – Demon Ha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6]" office:value-type="float" office:value="336" calcext:value-type="float">
            <text:p>336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7" calcext:value-type="float">
            <text:p>907</text:p>
          </table:table-cell>
          <table:table-cell table:style-name="ce64" table:formula="of:=COM.MICROSOFT.CONCAT([.B780]; &quot; - On&quot;)" office:value-type="string" office:string-value="UI – Gore Arts - On" calcext:value-type="string">
            <text:p>UI – Gore Art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7]" office:value-type="float" office:value="336" calcext:value-type="float">
            <text:p>336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8" calcext:value-type="float">
            <text:p>908</text:p>
          </table:table-cell>
          <table:table-cell table:style-name="ce64" table:formula="of:=COM.MICROSOFT.CONCAT([.B781]; &quot; - On&quot;)" office:value-type="string" office:string-value="UI – Songs - On" calcext:value-type="string">
            <text:p>UI – Song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8]" office:value-type="float" office:value="336" calcext:value-type="float">
            <text:p>336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09" calcext:value-type="float">
            <text:p>909</text:p>
          </table:table-cell>
          <table:table-cell table:style-name="ce64" table:formula="of:=COM.MICROSOFT.CONCAT([.B782]; &quot; - On&quot;)" office:value-type="string" office:string-value="UI – Draconic - On" calcext:value-type="string">
            <text:p>UI – Dracon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09]" office:value-type="float" office:value="336" calcext:value-type="float">
            <text:p>336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0" calcext:value-type="float">
            <text:p>910</text:p>
          </table:table-cell>
          <table:table-cell table:style-name="ce64" table:formula="of:=COM.MICROSOFT.CONCAT([.B783]; &quot; - On&quot;)" office:value-type="string" office:string-value="UI – Tome - On" calcext:value-type="string">
            <text:p>UI – Tom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0]" office:value-type="float" office:value="336" calcext:value-type="float">
            <text:p>336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1" calcext:value-type="float">
            <text:p>911</text:p>
          </table:table-cell>
          <table:table-cell table:style-name="ce64" table:formula="of:=COM.MICROSOFT.CONCAT([.B784]; &quot; - On&quot;)" office:value-type="string" office:string-value="UI – Scars - On" calcext:value-type="string">
            <text:p>UI – Scar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1]" office:value-type="float" office:value="336" calcext:value-type="float">
            <text:p>336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2" calcext:value-type="float">
            <text:p>912</text:p>
          </table:table-cell>
          <table:table-cell table:style-name="ce64" table:formula="of:=COM.MICROSOFT.CONCAT([.B785]; &quot; - On&quot;)" office:value-type="string" office:string-value="UI – Familiar - On" calcext:value-type="string">
            <text:p>UI – Familia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2]" office:value-type="float" office:value="336" calcext:value-type="float">
            <text:p>336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3" calcext:value-type="float">
            <text:p>913</text:p>
          </table:table-cell>
          <table:table-cell table:style-name="ce64" table:formula="of:=COM.MICROSOFT.CONCAT([.B786]; &quot; - On&quot;)" office:value-type="string" office:string-value="UI – Vampirism - On" calcext:value-type="string">
            <text:p>UI – Vampiris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3]" office:value-type="float" office:value="336" calcext:value-type="float">
            <text:p>336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4" calcext:value-type="float">
            <text:p>914</text:p>
          </table:table-cell>
          <table:table-cell table:style-name="ce64" table:formula="of:=COM.MICROSOFT.CONCAT([.B787]; &quot; - On&quot;)" office:value-type="string" office:string-value="UI – Jinx - On" calcext:value-type="string">
            <text:p>UI – Jinx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4]" office:value-type="float" office:value="336" calcext:value-type="float">
            <text:p>336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5" calcext:value-type="float">
            <text:p>915</text:p>
          </table:table-cell>
          <table:table-cell table:style-name="ce64" table:formula="of:=COM.MICROSOFT.CONCAT([.B788]; &quot; - On&quot;)" office:value-type="string" office:string-value="UI –  - On" calcext:value-type="string">
            <text:p>UI –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5]" office:value-type="float" office:value="336" calcext:value-type="float">
            <text:p>336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6" calcext:value-type="float">
            <text:p>916</text:p>
          </table:table-cell>
          <table:table-cell table:style-name="ce64" table:formula="of:=COM.MICROSOFT.CONCAT([.B789]; &quot; - On&quot;)" office:value-type="string" office:string-value="UI – Malding Teeth - On" calcext:value-type="string">
            <text:p>UI – Malding Teet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16]" office:value-type="float" office:value="352" calcext:value-type="float">
            <text:p>35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7" calcext:value-type="float">
            <text:p>917</text:p>
          </table:table-cell>
          <table:table-cell table:style-name="ce64" table:formula="of:=COM.MICROSOFT.CONCAT([.B790]; &quot; - On&quot;)" office:value-type="string" office:string-value="UI – Oolice - On" calcext:value-type="string">
            <text:p>UI – Oolic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7]" office:value-type="float" office:value="352" calcext:value-type="float">
            <text:p>35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8" calcext:value-type="float">
            <text:p>918</text:p>
          </table:table-cell>
          <table:table-cell table:style-name="ce64" table:formula="of:=COM.MICROSOFT.CONCAT([.B791]; &quot; - On&quot;)" office:value-type="string" office:string-value="UI – Minotaur - On" calcext:value-type="string">
            <text:p>UI – Minotau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8]" office:value-type="float" office:value="352" calcext:value-type="float">
            <text:p>35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19" calcext:value-type="float">
            <text:p>919</text:p>
          </table:table-cell>
          <table:table-cell table:style-name="ce64" table:formula="of:=COM.MICROSOFT.CONCAT([.B792]; &quot; - On&quot;)" office:value-type="string" office:string-value="UI – Inari - On" calcext:value-type="string">
            <text:p>UI – Inari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19]" office:value-type="float" office:value="352" calcext:value-type="float">
            <text:p>35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0" calcext:value-type="float">
            <text:p>920</text:p>
          </table:table-cell>
          <table:table-cell table:style-name="ce64" table:formula="of:=COM.MICROSOFT.CONCAT([.B793]; &quot; - On&quot;)" office:value-type="string" office:string-value="UI – Volfe - On" calcext:value-type="string">
            <text:p>UI – Volf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0]" office:value-type="float" office:value="352" calcext:value-type="float">
            <text:p>35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1" calcext:value-type="float">
            <text:p>921</text:p>
          </table:table-cell>
          <table:table-cell table:style-name="ce64" table:formula="of:=COM.MICROSOFT.CONCAT([.B794]; &quot; - On&quot;)" office:value-type="string" office:string-value="UI – Dormin - On" calcext:value-type="string">
            <text:p>UI – Dormi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1]" office:value-type="float" office:value="352" calcext:value-type="float">
            <text:p>35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2" calcext:value-type="float">
            <text:p>922</text:p>
          </table:table-cell>
          <table:table-cell table:style-name="ce64" table:formula="of:=COM.MICROSOFT.CONCAT([.B795]; &quot; - On&quot;)" office:value-type="string" office:string-value="UI – Endsville - On" calcext:value-type="string">
            <text:p>UI – Endsvill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2]" office:value-type="float" office:value="352" calcext:value-type="float">
            <text:p>35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3" calcext:value-type="float">
            <text:p>923</text:p>
          </table:table-cell>
          <table:table-cell table:style-name="ce64" table:formula="of:=COM.MICROSOFT.CONCAT([.B796]; &quot; - On&quot;)" office:value-type="string" office:string-value="UI – Her Lady - On" calcext:value-type="string">
            <text:p>UI – Her Lad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3]" office:value-type="float" office:value="352" calcext:value-type="float">
            <text:p>35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4" calcext:value-type="float">
            <text:p>924</text:p>
          </table:table-cell>
          <table:table-cell table:style-name="ce64" table:formula="of:=COM.MICROSOFT.CONCAT([.B797]; &quot; - On&quot;)" office:value-type="string" office:string-value="UI – Blight - On" calcext:value-type="string">
            <text:p>UI – Bl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4]" office:value-type="float" office:value="352" calcext:value-type="float">
            <text:p>35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5" calcext:value-type="float">
            <text:p>925</text:p>
          </table:table-cell>
          <table:table-cell table:style-name="ce64" table:formula="of:=COM.MICROSOFT.CONCAT([.B798]; &quot; - On&quot;)" office:value-type="string" office:string-value="UI – The Twins - On" calcext:value-type="string">
            <text:p>UI – The Twin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5]" office:value-type="float" office:value="352" calcext:value-type="float">
            <text:p>35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6" calcext:value-type="float">
            <text:p>926</text:p>
          </table:table-cell>
          <table:table-cell table:style-name="ce64" table:formula="of:=COM.MICROSOFT.CONCAT([.B799]; &quot; - On&quot;)" office:value-type="string" office:string-value="UI – Dear Mother - On" calcext:value-type="string">
            <text:p>UI – Dear Moth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6]" office:value-type="float" office:value="352" calcext:value-type="float">
            <text:p>35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7" calcext:value-type="float">
            <text:p>927</text:p>
          </table:table-cell>
          <table:table-cell table:style-name="ce64" table:formula="of:=COM.MICROSOFT.CONCAT([.B800]; &quot; - On&quot;)" office:value-type="string" office:string-value="UI – Shared Dream - On" calcext:value-type="string">
            <text:p>UI – Shared Drea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7]" office:value-type="float" office:value="352" calcext:value-type="float">
            <text:p>35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8" calcext:value-type="float">
            <text:p>928</text:p>
          </table:table-cell>
          <table:table-cell table:style-name="ce64" table:formula="of:=COM.MICROSOFT.CONCAT([.B80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8]" office:value-type="float" office:value="352" calcext:value-type="float">
            <text:p>35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29" calcext:value-type="float">
            <text:p>929</text:p>
          </table:table-cell>
          <table:table-cell table:style-name="ce64" table:formula="of:=COM.MICROSOFT.CONCAT([.B80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29]" office:value-type="float" office:value="352" calcext:value-type="float">
            <text:p>35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0" calcext:value-type="float">
            <text:p>930</text:p>
          </table:table-cell>
          <table:table-cell table:style-name="ce64" table:formula="of:=COM.MICROSOFT.CONCAT([.B80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0]" office:value-type="float" office:value="352" calcext:value-type="float">
            <text:p>35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1" calcext:value-type="float">
            <text:p>931</text:p>
          </table:table-cell>
          <table:table-cell table:style-name="ce64" table:formula="of:=COM.MICROSOFT.CONCAT([.B80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1]" office:value-type="float" office:value="352" calcext:value-type="float">
            <text:p>35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2" calcext:value-type="float">
            <text:p>932</text:p>
          </table:table-cell>
          <table:table-cell table:style-name="ce64" table:formula="of:=COM.MICROSOFT.CONCAT([.B80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32]" office:value-type="float" office:value="368" calcext:value-type="float">
            <text:p>36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3" calcext:value-type="float">
            <text:p>933</text:p>
          </table:table-cell>
          <table:table-cell table:style-name="ce64" table:formula="of:=COM.MICROSOFT.CONCAT([.B80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3]" office:value-type="float" office:value="368" calcext:value-type="float">
            <text:p>36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4" calcext:value-type="float">
            <text:p>934</text:p>
          </table:table-cell>
          <table:table-cell table:style-name="ce64" table:formula="of:=COM.MICROSOFT.CONCAT([.B80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4]" office:value-type="float" office:value="368" calcext:value-type="float">
            <text:p>36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5" calcext:value-type="float">
            <text:p>935</text:p>
          </table:table-cell>
          <table:table-cell table:style-name="ce64" table:formula="of:=COM.MICROSOFT.CONCAT([.B80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5]" office:value-type="float" office:value="368" calcext:value-type="float">
            <text:p>36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6" calcext:value-type="float">
            <text:p>936</text:p>
          </table:table-cell>
          <table:table-cell table:style-name="ce64" table:formula="of:=COM.MICROSOFT.CONCAT([.B80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6]" office:value-type="float" office:value="368" calcext:value-type="float">
            <text:p>36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7" calcext:value-type="float">
            <text:p>937</text:p>
          </table:table-cell>
          <table:table-cell table:style-name="ce64" table:formula="of:=COM.MICROSOFT.CONCAT([.B81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7]" office:value-type="float" office:value="368" calcext:value-type="float">
            <text:p>36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8" calcext:value-type="float">
            <text:p>938</text:p>
          </table:table-cell>
          <table:table-cell table:style-name="ce64" table:formula="of:=COM.MICROSOFT.CONCAT([.B81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8]" office:value-type="float" office:value="368" calcext:value-type="float">
            <text:p>36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39" calcext:value-type="float">
            <text:p>939</text:p>
          </table:table-cell>
          <table:table-cell table:style-name="ce64" table:formula="of:=COM.MICROSOFT.CONCAT([.B81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39]" office:value-type="float" office:value="368" calcext:value-type="float">
            <text:p>36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0" calcext:value-type="float">
            <text:p>940</text:p>
          </table:table-cell>
          <table:table-cell table:style-name="ce64" table:formula="of:=COM.MICROSOFT.CONCAT([.B81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0]" office:value-type="float" office:value="368" calcext:value-type="float">
            <text:p>36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1" calcext:value-type="float">
            <text:p>941</text:p>
          </table:table-cell>
          <table:table-cell table:style-name="ce64" table:formula="of:=COM.MICROSOFT.CONCAT([.B81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1]" office:value-type="float" office:value="368" calcext:value-type="float">
            <text:p>36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2" calcext:value-type="float">
            <text:p>942</text:p>
          </table:table-cell>
          <table:table-cell table:style-name="ce64" table:formula="of:=COM.MICROSOFT.CONCAT([.B81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2]" office:value-type="float" office:value="368" calcext:value-type="float">
            <text:p>36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3" calcext:value-type="float">
            <text:p>943</text:p>
          </table:table-cell>
          <table:table-cell table:style-name="ce64" table:formula="of:=COM.MICROSOFT.CONCAT([.B81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3]" office:value-type="float" office:value="368" calcext:value-type="float">
            <text:p>36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4" calcext:value-type="float">
            <text:p>944</text:p>
          </table:table-cell>
          <table:table-cell table:style-name="ce64" table:formula="of:=COM.MICROSOFT.CONCAT([.B81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4]" office:value-type="float" office:value="368" calcext:value-type="float">
            <text:p>36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5" calcext:value-type="float">
            <text:p>945</text:p>
          </table:table-cell>
          <table:table-cell table:style-name="ce64" table:formula="of:=COM.MICROSOFT.CONCAT([.B81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5]" office:value-type="float" office:value="368" calcext:value-type="float">
            <text:p>368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6" calcext:value-type="float">
            <text:p>946</text:p>
          </table:table-cell>
          <table:table-cell table:style-name="ce64" table:formula="of:=COM.MICROSOFT.CONCAT([.B81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6]" office:value-type="float" office:value="368" calcext:value-type="float">
            <text:p>36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7" calcext:value-type="float">
            <text:p>947</text:p>
          </table:table-cell>
          <table:table-cell table:style-name="ce64" table:formula="of:=COM.MICROSOFT.CONCAT([.B82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7]" office:value-type="float" office:value="368" calcext:value-type="float">
            <text:p>368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8" calcext:value-type="float">
            <text:p>948</text:p>
          </table:table-cell>
          <table:table-cell table:style-name="ce64" table:formula="of:=COM.MICROSOFT.CONCAT([.B82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64+[.D948]" office:value-type="float" office:value="432" calcext:value-type="float">
            <text:p>43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49" calcext:value-type="float">
            <text:p>949</text:p>
          </table:table-cell>
          <table:table-cell table:style-name="ce64" table:formula="of:=COM.MICROSOFT.CONCAT([.B82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49]" office:value-type="float" office:value="432" calcext:value-type="float">
            <text:p>43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0" calcext:value-type="float">
            <text:p>950</text:p>
          </table:table-cell>
          <table:table-cell table:style-name="ce64" table:formula="of:=COM.MICROSOFT.CONCAT([.B82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0]" office:value-type="float" office:value="432" calcext:value-type="float">
            <text:p>43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1" calcext:value-type="float">
            <text:p>951</text:p>
          </table:table-cell>
          <table:table-cell table:style-name="ce64" table:formula="of:=COM.MICROSOFT.CONCAT([.B82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1]" office:value-type="float" office:value="432" calcext:value-type="float">
            <text:p>43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2" calcext:value-type="float">
            <text:p>952</text:p>
          </table:table-cell>
          <table:table-cell table:style-name="ce64" table:formula="of:=COM.MICROSOFT.CONCAT([.B82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2]" office:value-type="float" office:value="432" calcext:value-type="float">
            <text:p>43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3" calcext:value-type="float">
            <text:p>953</text:p>
          </table:table-cell>
          <table:table-cell table:style-name="ce64" table:formula="of:=COM.MICROSOFT.CONCAT([.B82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3]" office:value-type="float" office:value="432" calcext:value-type="float">
            <text:p>43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4" calcext:value-type="float">
            <text:p>954</text:p>
          </table:table-cell>
          <table:table-cell table:style-name="ce64" table:formula="of:=COM.MICROSOFT.CONCAT([.B82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4]" office:value-type="float" office:value="432" calcext:value-type="float">
            <text:p>43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5" calcext:value-type="float">
            <text:p>955</text:p>
          </table:table-cell>
          <table:table-cell table:style-name="ce64" table:formula="of:=COM.MICROSOFT.CONCAT([.B82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5]" office:value-type="float" office:value="432" calcext:value-type="float">
            <text:p>43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6" calcext:value-type="float">
            <text:p>956</text:p>
          </table:table-cell>
          <table:table-cell table:style-name="ce64" table:formula="of:=COM.MICROSOFT.CONCAT([.B82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6]" office:value-type="float" office:value="432" calcext:value-type="float">
            <text:p>43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7" calcext:value-type="float">
            <text:p>957</text:p>
          </table:table-cell>
          <table:table-cell table:style-name="ce64" table:formula="of:=COM.MICROSOFT.CONCAT([.B83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7]" office:value-type="float" office:value="432" calcext:value-type="float">
            <text:p>43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8" calcext:value-type="float">
            <text:p>958</text:p>
          </table:table-cell>
          <table:table-cell table:style-name="ce64" table:formula="of:=COM.MICROSOFT.CONCAT([.B83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8]" office:value-type="float" office:value="432" calcext:value-type="float">
            <text:p>43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59" calcext:value-type="float">
            <text:p>959</text:p>
          </table:table-cell>
          <table:table-cell table:style-name="ce64" table:formula="of:=COM.MICROSOFT.CONCAT([.B83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59]" office:value-type="float" office:value="432" calcext:value-type="float">
            <text:p>43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0" calcext:value-type="float">
            <text:p>960</text:p>
          </table:table-cell>
          <table:table-cell table:style-name="ce64" table:formula="of:=COM.MICROSOFT.CONCAT([.B83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0]" office:value-type="float" office:value="432" calcext:value-type="float">
            <text:p>43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1" calcext:value-type="float">
            <text:p>961</text:p>
          </table:table-cell>
          <table:table-cell table:style-name="ce64" table:formula="of:=COM.MICROSOFT.CONCAT([.B83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1]" office:value-type="float" office:value="432" calcext:value-type="float">
            <text:p>43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2" calcext:value-type="float">
            <text:p>962</text:p>
          </table:table-cell>
          <table:table-cell table:style-name="ce64" table:formula="of:=COM.MICROSOFT.CONCAT([.B83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2]" office:value-type="float" office:value="432" calcext:value-type="float">
            <text:p>43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3" calcext:value-type="float">
            <text:p>963</text:p>
          </table:table-cell>
          <table:table-cell table:style-name="ce64" table:formula="of:=COM.MICROSOFT.CONCAT([.B83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3]" office:value-type="float" office:value="432" calcext:value-type="float">
            <text:p>43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4" calcext:value-type="float">
            <text:p>964</text:p>
          </table:table-cell>
          <table:table-cell table:style-name="ce64" table:formula="of:=COM.MICROSOFT.CONCAT([.B83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64]" office:value-type="float" office:value="448" calcext:value-type="float">
            <text:p>44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5" calcext:value-type="float">
            <text:p>965</text:p>
          </table:table-cell>
          <table:table-cell table:style-name="ce64" table:formula="of:=COM.MICROSOFT.CONCAT([.B83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5]" office:value-type="float" office:value="448" calcext:value-type="float">
            <text:p>44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6" calcext:value-type="float">
            <text:p>966</text:p>
          </table:table-cell>
          <table:table-cell table:style-name="ce64" table:formula="of:=COM.MICROSOFT.CONCAT([.B83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6]" office:value-type="float" office:value="448" calcext:value-type="float">
            <text:p>44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7" calcext:value-type="float">
            <text:p>967</text:p>
          </table:table-cell>
          <table:table-cell table:style-name="ce64" table:formula="of:=COM.MICROSOFT.CONCAT([.B84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7]" office:value-type="float" office:value="448" calcext:value-type="float">
            <text:p>44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8" calcext:value-type="float">
            <text:p>968</text:p>
          </table:table-cell>
          <table:table-cell table:style-name="ce64" table:formula="of:=COM.MICROSOFT.CONCAT([.B84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8]" office:value-type="float" office:value="448" calcext:value-type="float">
            <text:p>44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69" calcext:value-type="float">
            <text:p>969</text:p>
          </table:table-cell>
          <table:table-cell table:style-name="ce64" table:formula="of:=COM.MICROSOFT.CONCAT([.B84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69]" office:value-type="float" office:value="448" calcext:value-type="float">
            <text:p>44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0" calcext:value-type="float">
            <text:p>970</text:p>
          </table:table-cell>
          <table:table-cell table:style-name="ce64" table:formula="of:=COM.MICROSOFT.CONCAT([.B84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0]" office:value-type="float" office:value="448" calcext:value-type="float">
            <text:p>44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1" calcext:value-type="float">
            <text:p>971</text:p>
          </table:table-cell>
          <table:table-cell table:style-name="ce64" table:formula="of:=COM.MICROSOFT.CONCAT([.B84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1]" office:value-type="float" office:value="448" calcext:value-type="float">
            <text:p>44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2" calcext:value-type="float">
            <text:p>972</text:p>
          </table:table-cell>
          <table:table-cell table:style-name="ce64" table:formula="of:=COM.MICROSOFT.CONCAT([.B84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2]" office:value-type="float" office:value="448" calcext:value-type="float">
            <text:p>44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3" calcext:value-type="float">
            <text:p>973</text:p>
          </table:table-cell>
          <table:table-cell table:style-name="ce64" table:formula="of:=COM.MICROSOFT.CONCAT([.B84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3]" office:value-type="float" office:value="448" calcext:value-type="float">
            <text:p>44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4" calcext:value-type="float">
            <text:p>974</text:p>
          </table:table-cell>
          <table:table-cell table:style-name="ce64" table:formula="of:=COM.MICROSOFT.CONCAT([.B84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4]" office:value-type="float" office:value="448" calcext:value-type="float">
            <text:p>44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5" calcext:value-type="float">
            <text:p>975</text:p>
          </table:table-cell>
          <table:table-cell table:style-name="ce64" table:formula="of:=COM.MICROSOFT.CONCAT([.B84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5]" office:value-type="float" office:value="448" calcext:value-type="float">
            <text:p>44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6" calcext:value-type="float">
            <text:p>976</text:p>
          </table:table-cell>
          <table:table-cell table:style-name="ce64" table:formula="of:=COM.MICROSOFT.CONCAT([.B84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6]" office:value-type="float" office:value="448" calcext:value-type="float">
            <text:p>44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7" calcext:value-type="float">
            <text:p>977</text:p>
          </table:table-cell>
          <table:table-cell table:style-name="ce64" table:formula="of:=COM.MICROSOFT.CONCAT([.B85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7]" office:value-type="float" office:value="448" calcext:value-type="float">
            <text:p>448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8" calcext:value-type="float">
            <text:p>978</text:p>
          </table:table-cell>
          <table:table-cell table:style-name="ce64" table:formula="of:=COM.MICROSOFT.CONCAT([.B85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8]" office:value-type="float" office:value="448" calcext:value-type="float">
            <text:p>44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79" calcext:value-type="float">
            <text:p>979</text:p>
          </table:table-cell>
          <table:table-cell table:style-name="ce64" table:formula="of:=COM.MICROSOFT.CONCAT([.B85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79]" office:value-type="float" office:value="448" calcext:value-type="float">
            <text:p>448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0" calcext:value-type="float">
            <text:p>980</text:p>
          </table:table-cell>
          <table:table-cell table:style-name="ce64" table:formula="of:=COM.MICROSOFT.CONCAT([.B85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16+[.D980]" office:value-type="float" office:value="464" calcext:value-type="float">
            <text:p>46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1" calcext:value-type="float">
            <text:p>981</text:p>
          </table:table-cell>
          <table:table-cell table:style-name="ce64" table:formula="of:=COM.MICROSOFT.CONCAT([.B85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1]" office:value-type="float" office:value="464" calcext:value-type="float">
            <text:p>46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2" calcext:value-type="float">
            <text:p>982</text:p>
          </table:table-cell>
          <table:table-cell table:style-name="ce64" table:formula="of:=COM.MICROSOFT.CONCAT([.B85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2]" office:value-type="float" office:value="464" calcext:value-type="float">
            <text:p>46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3" calcext:value-type="float">
            <text:p>983</text:p>
          </table:table-cell>
          <table:table-cell table:style-name="ce64" table:formula="of:=COM.MICROSOFT.CONCAT([.B85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3]" office:value-type="float" office:value="464" calcext:value-type="float">
            <text:p>46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4" calcext:value-type="float">
            <text:p>984</text:p>
          </table:table-cell>
          <table:table-cell table:style-name="ce64" table:formula="of:=COM.MICROSOFT.CONCAT([.B85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4]" office:value-type="float" office:value="464" calcext:value-type="float">
            <text:p>464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5" calcext:value-type="float">
            <text:p>985</text:p>
          </table:table-cell>
          <table:table-cell table:style-name="ce64" table:formula="of:=COM.MICROSOFT.CONCAT([.B85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5]" office:value-type="float" office:value="464" calcext:value-type="float">
            <text:p>46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6" calcext:value-type="float">
            <text:p>986</text:p>
          </table:table-cell>
          <table:table-cell table:style-name="ce64" table:formula="of:=COM.MICROSOFT.CONCAT([.B85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6]" office:value-type="float" office:value="464" calcext:value-type="float">
            <text:p>46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7" calcext:value-type="float">
            <text:p>987</text:p>
          </table:table-cell>
          <table:table-cell table:style-name="ce64" table:formula="of:=COM.MICROSOFT.CONCAT([.B86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7]" office:value-type="float" office:value="464" calcext:value-type="float">
            <text:p>46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8" calcext:value-type="float">
            <text:p>988</text:p>
          </table:table-cell>
          <table:table-cell table:style-name="ce64" table:formula="of:=COM.MICROSOFT.CONCAT([.B86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8]" office:value-type="float" office:value="464" calcext:value-type="float">
            <text:p>46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89" calcext:value-type="float">
            <text:p>989</text:p>
          </table:table-cell>
          <table:table-cell table:style-name="ce64" table:formula="of:=COM.MICROSOFT.CONCAT([.B86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89]" office:value-type="float" office:value="464" calcext:value-type="float">
            <text:p>46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0" calcext:value-type="float">
            <text:p>990</text:p>
          </table:table-cell>
          <table:table-cell table:style-name="ce64" table:formula="of:=COM.MICROSOFT.CONCAT([.B86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0]" office:value-type="float" office:value="464" calcext:value-type="float">
            <text:p>46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1" calcext:value-type="float">
            <text:p>991</text:p>
          </table:table-cell>
          <table:table-cell table:style-name="ce64" table:formula="of:=COM.MICROSOFT.CONCAT([.B86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1]" office:value-type="float" office:value="464" calcext:value-type="float">
            <text:p>46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2" calcext:value-type="float">
            <text:p>992</text:p>
          </table:table-cell>
          <table:table-cell table:style-name="ce64" table:formula="of:=COM.MICROSOFT.CONCAT([.B86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2]" office:value-type="float" office:value="464" calcext:value-type="float">
            <text:p>46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3" calcext:value-type="float">
            <text:p>993</text:p>
          </table:table-cell>
          <table:table-cell table:style-name="ce64" table:formula="of:=COM.MICROSOFT.CONCAT([.B86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3]" office:value-type="float" office:value="464" calcext:value-type="float">
            <text:p>46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4" calcext:value-type="float">
            <text:p>994</text:p>
          </table:table-cell>
          <table:table-cell table:style-name="ce64" table:formula="of:=COM.MICROSOFT.CONCAT([.B86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4]" office:value-type="float" office:value="464" calcext:value-type="float">
            <text:p>46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5" calcext:value-type="float">
            <text:p>995</text:p>
          </table:table-cell>
          <table:table-cell table:style-name="ce64" table:formula="of:=COM.MICROSOFT.CONCAT([.B86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5]" office:value-type="float" office:value="464" calcext:value-type="float">
            <text:p>46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6" calcext:value-type="float">
            <text:p>996</text:p>
          </table:table-cell>
          <table:table-cell table:style-name="ce64" table:formula="of:=COM.MICROSOFT.CONCAT([.B86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6]+16" office:value-type="float" office:value="480" calcext:value-type="float">
            <text:p>48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7" calcext:value-type="float">
            <text:p>997</text:p>
          </table:table-cell>
          <table:table-cell table:style-name="ce64" table:formula="of:=COM.MICROSOFT.CONCAT([.B87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7]" office:value-type="float" office:value="480" calcext:value-type="float">
            <text:p>48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8" calcext:value-type="float">
            <text:p>998</text:p>
          </table:table-cell>
          <table:table-cell table:style-name="ce64" table:formula="of:=COM.MICROSOFT.CONCAT([.B87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8]" office:value-type="float" office:value="480" calcext:value-type="float">
            <text:p>48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999" calcext:value-type="float">
            <text:p>999</text:p>
          </table:table-cell>
          <table:table-cell table:style-name="ce64" table:formula="of:=COM.MICROSOFT.CONCAT([.B87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999]" office:value-type="float" office:value="480" calcext:value-type="float">
            <text:p>480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0" calcext:value-type="float">
            <text:p>1000</text:p>
          </table:table-cell>
          <table:table-cell table:style-name="ce64" table:formula="of:=COM.MICROSOFT.CONCAT([.B87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0]" office:value-type="float" office:value="480" calcext:value-type="float">
            <text:p>480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1" calcext:value-type="float">
            <text:p>1001</text:p>
          </table:table-cell>
          <table:table-cell table:style-name="ce64" table:formula="of:=COM.MICROSOFT.CONCAT([.B87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1]" office:value-type="float" office:value="480" calcext:value-type="float">
            <text:p>48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2" calcext:value-type="float">
            <text:p>1002</text:p>
          </table:table-cell>
          <table:table-cell table:style-name="ce64" table:formula="of:=COM.MICROSOFT.CONCAT([.B875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2]" office:value-type="float" office:value="480" calcext:value-type="float">
            <text:p>480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3" calcext:value-type="float">
            <text:p>1003</text:p>
          </table:table-cell>
          <table:table-cell table:style-name="ce64" table:formula="of:=COM.MICROSOFT.CONCAT([.B876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3]" office:value-type="float" office:value="480" calcext:value-type="float">
            <text:p>480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4" calcext:value-type="float">
            <text:p>1004</text:p>
          </table:table-cell>
          <table:table-cell table:style-name="ce64" table:formula="of:=COM.MICROSOFT.CONCAT([.B877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4]" office:value-type="float" office:value="480" calcext:value-type="float">
            <text:p>480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5" calcext:value-type="float">
            <text:p>1005</text:p>
          </table:table-cell>
          <table:table-cell table:style-name="ce64" table:formula="of:=COM.MICROSOFT.CONCAT([.B878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5]" office:value-type="float" office:value="480" calcext:value-type="float">
            <text:p>480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6" calcext:value-type="float">
            <text:p>1006</text:p>
          </table:table-cell>
          <table:table-cell table:style-name="ce64" table:formula="of:=COM.MICROSOFT.CONCAT([.B879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6]" office:value-type="float" office:value="480" calcext:value-type="float">
            <text:p>480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7" calcext:value-type="float">
            <text:p>1007</text:p>
          </table:table-cell>
          <table:table-cell table:style-name="ce64" table:formula="of:=COM.MICROSOFT.CONCAT([.B880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7]" office:value-type="float" office:value="480" calcext:value-type="float">
            <text:p>480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8" calcext:value-type="float">
            <text:p>1008</text:p>
          </table:table-cell>
          <table:table-cell table:style-name="ce64" table:formula="of:=COM.MICROSOFT.CONCAT([.B881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8]" office:value-type="float" office:value="480" calcext:value-type="float">
            <text:p>480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09" calcext:value-type="float">
            <text:p>1009</text:p>
          </table:table-cell>
          <table:table-cell table:style-name="ce64" table:formula="of:=COM.MICROSOFT.CONCAT([.B882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09]" office:value-type="float" office:value="480" calcext:value-type="float">
            <text:p>480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10" calcext:value-type="float">
            <text:p>1010</text:p>
          </table:table-cell>
          <table:table-cell table:style-name="ce64" table:formula="of:=COM.MICROSOFT.CONCAT([.B883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10]" office:value-type="float" office:value="480" calcext:value-type="float">
            <text:p>480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style-name="ce64" office:value-type="float" office:value="1011" calcext:value-type="float">
            <text:p>1011</text:p>
          </table:table-cell>
          <table:table-cell table:style-name="ce64" table:formula="of:=COM.MICROSOFT.CONCAT([.B884]; &quot; - On&quot;)" office:value-type="string" office:string-value=" - On" calcext:value-type="string">
            <text:p>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[.D1011]" office:value-type="float" office:value="480" calcext:value-type="float">
            <text:p>480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6358"/>
        </table:table-row>
        <table:table-row table:style-name="ro3" table:number-rows-repeated="1047563">
          <table:table-cell table:number-columns-repeated="16370"/>
        </table:table-row>
        <table:table-row table:style-name="ro3">
          <table:table-cell table:number-columns-repeated="16370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3" table:default-cell-style-name="ce42"/>
        <table:table-column table:style-name="co65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e cualquier tecla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¿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adura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Arma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Salud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Estré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Tirar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Volver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eptar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3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any key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 office:value-type="string" calcext:value-type="string">
            <text:p>Bleed</text:p>
          </table:table-cell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 office:value-type="string" calcext:value-type="string">
            <text:p>Blinded</text:p>
          </table:table-cell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 office:value-type="string" calcext:value-type="string">
            <text:p>Brui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 office:value-type="string" calcext:value-type="string">
            <text:p>Burning</text:p>
          </table:table-cell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 office:value-type="string" calcext:value-type="string">
            <text:p>Confu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 office:value-type="string" calcext:value-type="string">
            <text:p>Cur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 office:value-type="string" calcext:value-type="string">
            <text:p>Deafened</text:p>
          </table:table-cell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 office:value-type="string" calcext:value-type="string">
            <text:p>Death</text:p>
          </table:table-cell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 office:value-type="string" calcext:value-type="string">
            <text:p>Devoured</text:p>
          </table:table-cell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 office:value-type="string" calcext:value-type="string">
            <text:p>Drowning</text:p>
          </table:table-cell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 office:value-type="string" calcext:value-type="string">
            <text:p>Grappled</text:p>
          </table:table-cell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 office:value-type="string" calcext:value-type="string">
            <text:p>Horrified</text:p>
          </table:table-cell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 office:value-type="string" calcext:value-type="string">
            <text:p>Invisible</text:p>
          </table:table-cell>
          <table:table-cell table:number-columns-repeated="16382"/>
        </table:table-row>
        <table:table-row table:style-name="ro1">
          <table:table-cell table:style-name="ce72" office:value-type="float" office:value="65" calcext:value-type="float">
            <text:p>65</text:p>
          </table:table-cell>
          <table:table-cell table:style-name="ce57" office:value-type="string" calcext:value-type="string">
            <text:p>Linked</text:p>
          </table:table-cell>
          <table:table-cell table:number-columns-repeated="16382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57" office:value-type="string" calcext:value-type="string">
            <text:p>Mournful</text:p>
          </table:table-cell>
          <table:table-cell table:number-columns-repeated="16382"/>
        </table:table-row>
        <table:table-row table:style-name="ro1">
          <table:table-cell table:style-name="ce72" office:value-type="float" office:value="67" calcext:value-type="float">
            <text:p>67</text:p>
          </table:table-cell>
          <table:table-cell table:style-name="ce57" office:value-type="string" calcext:value-type="string">
            <text:p>Oiled</text:p>
          </table:table-cell>
          <table:table-cell table:number-columns-repeated="1638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57" office:value-type="string" calcext:value-type="string">
            <text:p>Paralyzed</text:p>
          </table:table-cell>
          <table:table-cell table:number-columns-repeated="1638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57" office:value-type="string" calcext:value-type="string">
            <text:p>Passenger</text:p>
          </table:table-cell>
          <table:table-cell table:number-columns-repeated="1638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57" office:value-type="string" calcext:value-type="string">
            <text:p>Poisoned</text:p>
          </table:table-cell>
          <table:table-cell table:number-columns-repeated="16382"/>
        </table:table-row>
        <table:table-row table:style-name="ro1">
          <table:table-cell table:style-name="ce72" office:value-type="float" office:value="71" calcext:value-type="float">
            <text:p>71</text:p>
          </table:table-cell>
          <table:table-cell table:style-name="ce57" office:value-type="string" calcext:value-type="string">
            <text:p>Posse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2" calcext:value-type="float">
            <text:p>72</text:p>
          </table:table-cell>
          <table:table-cell table:style-name="ce57" office:value-type="string" calcext:value-type="string">
            <text:p>Prone</text:p>
          </table:table-cell>
          <table:table-cell table:number-columns-repeated="16382"/>
        </table:table-row>
        <table:table-row table:style-name="ro1">
          <table:table-cell table:style-name="ce72" office:value-type="float" office:value="73" calcext:value-type="float">
            <text:p>73</text:p>
          </table:table-cell>
          <table:table-cell table:style-name="ce57" office:value-type="string" calcext:value-type="string">
            <text:p>Rage</text:p>
          </table:table-cell>
          <table:table-cell table:number-columns-repeated="16382"/>
        </table:table-row>
        <table:table-row table:style-name="ro1">
          <table:table-cell table:style-name="ce72" office:value-type="float" office:value="74" calcext:value-type="float">
            <text:p>74</text:p>
          </table:table-cell>
          <table:table-cell table:style-name="ce57" office:value-type="string" calcext:value-type="string">
            <text:p>Scarred</text:p>
          </table:table-cell>
          <table:table-cell table:number-columns-repeated="16382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style-name="ce57" office:value-type="string" calcext:value-type="string">
            <text:p>Sleeping</text:p>
          </table:table-cell>
          <table:table-cell table:number-columns-repeated="16382"/>
        </table:table-row>
        <table:table-row table:style-name="ro1">
          <table:table-cell table:style-name="ce72" office:value-type="float" office:value="76" calcext:value-type="float">
            <text:p>76</text:p>
          </table:table-cell>
          <table:table-cell table:style-name="ce57" office:value-type="string" calcext:value-type="string">
            <text:p>Suffocating</text:p>
          </table:table-cell>
          <table:table-cell table:number-columns-repeated="16382"/>
        </table:table-row>
        <table:table-row table:style-name="ro1">
          <table:table-cell table:style-name="ce72" office:value-type="float" office:value="77" calcext:value-type="float">
            <text:p>77</text:p>
          </table:table-cell>
          <table:table-cell table:style-name="ce57" office:value-type="string" calcext:value-type="string">
            <text:p>Major 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8" calcext:value-type="float">
            <text:p>78</text:p>
          </table:table-cell>
          <table:table-cell table:style-name="ce57" office:value-type="string" calcext:value-type="string">
            <text:p>Bonus 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9" calcext:value-type="float">
            <text:p>79</text:p>
          </table:table-cell>
          <table:table-cell table:style-name="ce57" office:value-type="string" calcext:value-type="string">
            <text:p>Re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80" calcext:value-type="float">
            <text:p>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2" calcext:value-type="float">
            <text:p>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3" calcext:value-type="float">
            <text:p>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4" calcext:value-type="float">
            <text:p>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5" calcext:value-type="float">
            <text:p>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6" calcext:value-type="float">
            <text:p>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7" calcext:value-type="float">
            <text:p>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8" calcext:value-type="float">
            <text:p>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9" calcext:value-type="float">
            <text:p>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0" calcext:value-type="float">
            <text:p>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1" calcext:value-type="float">
            <text:p>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2" calcext:value-type="float">
            <text:p>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3" calcext:value-type="float">
            <text:p>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4" calcext:value-type="float">
            <text:p>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5" calcext:value-type="float">
            <text:p>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6" calcext:value-type="float">
            <text:p>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7" calcext:value-type="float">
            <text:p>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8" calcext:value-type="float">
            <text:p>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9" calcext:value-type="float">
            <text:p>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style-name="ce57" office:value-type="string" calcext:value-type="string">
            <text:p>Choose a language</text:p>
          </table:table-cell>
          <table:table-cell table:number-columns-repeated="16382"/>
        </table:table-row>
        <table:table-row table:style-name="ro1">
          <table:table-cell table:style-name="ce72" office:value-type="float" office:value="101" calcext:value-type="float">
            <text:p>101</text:p>
          </table:table-cell>
          <table:table-cell table:style-name="ce5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 table:style-name="ce72" office:value-type="float" office:value="102" calcext:value-type="float">
            <text:p>102</text:p>
          </table:table-cell>
          <table:table-cell table:style-name="ce57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72" office:value-type="float" office:value="103" calcext:value-type="float">
            <text:p>103</text:p>
          </table:table-cell>
          <table:table-cell table:style-name="ce57" office:value-type="string" calcext:value-type="string">
            <text:p>Русский</text:p>
          </table:table-cell>
          <table:table-cell table:number-columns-repeated="16382"/>
        </table:table-row>
        <table:table-row table:style-name="ro1">
          <table:table-cell table:style-name="ce72" office:value-type="float" office:value="104" calcext:value-type="float">
            <text:p>10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5" calcext:value-type="float">
            <text:p>10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6" calcext:value-type="float">
            <text:p>10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7" calcext:value-type="float">
            <text:p>10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8" calcext:value-type="float">
            <text:p>10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9" calcext:value-type="float">
            <text:p>10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0" calcext:value-type="float">
            <text:p>11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1" calcext:value-type="float">
            <text:p>11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2" calcext:value-type="float">
            <text:p>11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3" calcext:value-type="float">
            <text:p>11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4" calcext:value-type="float">
            <text:p>11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5" calcext:value-type="float">
            <text:p>11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6" calcext:value-type="float">
            <text:p>11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7" calcext:value-type="float">
            <text:p>11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8" calcext:value-type="float">
            <text:p>11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9" calcext:value-type="float">
            <text:p>11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0" calcext:value-type="float">
            <text:p>12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1" calcext:value-type="float">
            <text:p>12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2" calcext:value-type="float">
            <text:p>122</text:p>
          </table:table-cell>
          <table:table-cell table:style-name="ce57" office:value-type="string" calcext:value-type="string">
            <text:p>General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3" calcext:value-type="float">
            <text:p>123</text:p>
          </table:table-cell>
          <table:table-cell table:style-name="ce57"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4" calcext:value-type="float">
            <text:p>124</text:p>
          </table:table-cell>
          <table:table-cell table:style-name="ce57"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5" calcext:value-type="float">
            <text:p>125</text:p>
          </table:table-cell>
          <table:table-cell table:style-name="ce57" office:value-type="string" calcext:value-type="string">
            <text:p>Mute SFXs</text:p>
          </table:table-cell>
          <table:table-cell table:number-columns-repeated="16382"/>
        </table:table-row>
        <table:table-row table:style-name="ro1">
          <table:table-cell table:style-name="ce72" office:value-type="float" office:value="126" calcext:value-type="float">
            <text:p>126</text:p>
          </table:table-cell>
          <table:table-cell table:style-name="ce57" office:value-type="string" calcext:value-type="string">
            <text:p>Mute music</text:p>
          </table:table-cell>
          <table:table-cell table:number-columns-repeated="16382"/>
        </table:table-row>
        <table:table-row table:style-name="ro1">
          <table:table-cell table:style-name="ce72" office:value-type="float" office:value="127" calcext:value-type="float">
            <text:p>12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8" calcext:value-type="float">
            <text:p>12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9" calcext:value-type="float">
            <text:p>12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0" calcext:value-type="float">
            <text:p>13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1" calcext:value-type="float">
            <text:p>13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2" calcext:value-type="float">
            <text:p>13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3" calcext:value-type="float">
            <text:p>13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4" calcext:value-type="float">
            <text:p>13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5" calcext:value-type="float">
            <text:p>13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6" calcext:value-type="float">
            <text:p>13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7" calcext:value-type="float">
            <text:p>13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8" calcext:value-type="float">
            <text:p>13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9" calcext:value-type="float">
            <text:p>13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0" calcext:value-type="float">
            <text:p>14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1" calcext:value-type="float">
            <text:p>14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2" calcext:value-type="float">
            <text:p>14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3" calcext:value-type="float">
            <text:p>14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4" calcext:value-type="float">
            <text:p>14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5" calcext:value-type="float">
            <text:p>14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6" calcext:value-type="float">
            <text:p>14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7" calcext:value-type="float">
            <text:p>14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8" calcext:value-type="float">
            <text:p>14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9" calcext:value-type="float">
            <text:p>14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1" calcext:value-type="float">
            <text:p>15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2" calcext:value-type="float">
            <text:p>1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3" calcext:value-type="float">
            <text:p>1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4" calcext:value-type="float">
            <text:p>1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5" calcext:value-type="float">
            <text:p>1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6" calcext:value-type="float">
            <text:p>1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7" calcext:value-type="float">
            <text:p>1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8" calcext:value-type="float">
            <text:p>1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9" calcext:value-type="float">
            <text:p>1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0" calcext:value-type="float">
            <text:p>1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1" calcext:value-type="float">
            <text:p>1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2" calcext:value-type="float">
            <text:p>1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3" calcext:value-type="float">
            <text:p>1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4" calcext:value-type="float">
            <text:p>1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5" calcext:value-type="float">
            <text:p>1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6" calcext:value-type="float">
            <text:p>1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7" calcext:value-type="float">
            <text:p>1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8" calcext:value-type="float">
            <text:p>1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9" calcext:value-type="float">
            <text:p>1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0" calcext:value-type="float">
            <text:p>1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1" calcext:value-type="float">
            <text:p>1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2" calcext:value-type="float">
            <text:p>1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3" calcext:value-type="float">
            <text:p>1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4" calcext:value-type="float">
            <text:p>1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5" calcext:value-type="float">
            <text:p>1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6" calcext:value-type="float">
            <text:p>1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7" calcext:value-type="float">
            <text:p>1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8" calcext:value-type="float">
            <text:p>1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9" calcext:value-type="float">
            <text:p>1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0" calcext:value-type="float">
            <text:p>1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1" calcext:value-type="float">
            <text:p>1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2" calcext:value-type="float">
            <text:p>1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3" calcext:value-type="float">
            <text:p>1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4" calcext:value-type="float">
            <text:p>1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5" calcext:value-type="float">
            <text:p>1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6" calcext:value-type="float">
            <text:p>1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7" calcext:value-type="float">
            <text:p>1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8" calcext:value-type="float">
            <text:p>1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9" calcext:value-type="float">
            <text:p>1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0" calcext:value-type="float">
            <text:p>1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1" calcext:value-type="float">
            <text:p>1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2" calcext:value-type="float">
            <text:p>1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3" calcext:value-type="float">
            <text:p>1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4" calcext:value-type="float">
            <text:p>1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5" calcext:value-type="float">
            <text:p>1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6" calcext:value-type="float">
            <text:p>1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7" calcext:value-type="float">
            <text:p>1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8" calcext:value-type="float">
            <text:p>1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9" calcext:value-type="float">
            <text:p>1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1" calcext:value-type="float">
            <text:p>4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2" calcext:value-type="float">
            <text:p>4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3" calcext:value-type="float">
            <text:p>4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4" calcext:value-type="float">
            <text:p>4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5" calcext:value-type="float">
            <text:p>4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6" calcext:value-type="float">
            <text:p>4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7" calcext:value-type="float">
            <text:p>4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8" calcext:value-type="float">
            <text:p>4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9" calcext:value-type="float">
            <text:p>4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0" calcext:value-type="float">
            <text:p>5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1" calcext:value-type="float">
            <text:p>5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2" calcext:value-type="float">
            <text:p>5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3" calcext:value-type="float">
            <text:p>5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4" calcext:value-type="float">
            <text:p>5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5" calcext:value-type="float">
            <text:p>5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6" calcext:value-type="float">
            <text:p>5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7" calcext:value-type="float">
            <text:p>5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8" calcext:value-type="float">
            <text:p>5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9" calcext:value-type="float">
            <text:p>5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0" calcext:value-type="float">
            <text:p>5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1" calcext:value-type="float">
            <text:p>5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2" calcext:value-type="float">
            <text:p>5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3" calcext:value-type="float">
            <text:p>5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4" calcext:value-type="float">
            <text:p>5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5" calcext:value-type="float">
            <text:p>5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6" calcext:value-type="float">
            <text:p>5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7" calcext:value-type="float">
            <text:p>5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8" calcext:value-type="float">
            <text:p>5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9" calcext:value-type="float">
            <text:p>5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0" calcext:value-type="float">
            <text:p>5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1" calcext:value-type="float">
            <text:p>5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2" calcext:value-type="float">
            <text:p>5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3" calcext:value-type="float">
            <text:p>5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4" calcext:value-type="float">
            <text:p>5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5" calcext:value-type="float">
            <text:p>5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6" calcext:value-type="float">
            <text:p>5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7" calcext:value-type="float">
            <text:p>5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8" calcext:value-type="float">
            <text:p>5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9" calcext:value-type="float">
            <text:p>5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0" calcext:value-type="float">
            <text:p>5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1" calcext:value-type="float">
            <text:p>5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2" calcext:value-type="float">
            <text:p>5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3" calcext:value-type="float">
            <text:p>5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4" calcext:value-type="float">
            <text:p>5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5" calcext:value-type="float">
            <text:p>5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6" calcext:value-type="float">
            <text:p>5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7" calcext:value-type="float">
            <text:p>5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8" calcext:value-type="float">
            <text:p>5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9" calcext:value-type="float">
            <text:p>5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0" calcext:value-type="float">
            <text:p>5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1" calcext:value-type="float">
            <text:p>5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2" calcext:value-type="float">
            <text:p>5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3" calcext:value-type="float">
            <text:p>5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4" calcext:value-type="float">
            <text:p>5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5" calcext:value-type="float">
            <text:p>5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6" calcext:value-type="float">
            <text:p>5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7" calcext:value-type="float">
            <text:p>5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8" calcext:value-type="float">
            <text:p>5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9" calcext:value-type="float">
            <text:p>5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0" calcext:value-type="float">
            <text:p>5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1" calcext:value-type="float">
            <text:p>5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2" calcext:value-type="float">
            <text:p>5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3" calcext:value-type="float">
            <text:p>5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4" calcext:value-type="float">
            <text:p>5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5" calcext:value-type="float">
            <text:p>5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6" calcext:value-type="float">
            <text:p>5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7" calcext:value-type="float">
            <text:p>5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8" calcext:value-type="float">
            <text:p>5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9" calcext:value-type="float">
            <text:p>5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0" calcext:value-type="float">
            <text:p>5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1" calcext:value-type="float">
            <text:p>5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2" calcext:value-type="float">
            <text:p>5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3" calcext:value-type="float">
            <text:p>5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4" calcext:value-type="float">
            <text:p>5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5" calcext:value-type="float">
            <text:p>5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6" calcext:value-type="float">
            <text:p>5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7" calcext:value-type="float">
            <text:p>5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8" calcext:value-type="float">
            <text:p>5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9" calcext:value-type="float">
            <text:p>5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0" calcext:value-type="float">
            <text:p>5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1" calcext:value-type="float">
            <text:p>5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2" calcext:value-type="float">
            <text:p>5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3" calcext:value-type="float">
            <text:p>5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4" calcext:value-type="float">
            <text:p>5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5" calcext:value-type="float">
            <text:p>5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6" calcext:value-type="float">
            <text:p>5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7" calcext:value-type="float">
            <text:p>5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8" calcext:value-type="float">
            <text:p>5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9" calcext:value-type="float">
            <text:p>5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0" calcext:value-type="float">
            <text:p>5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1" calcext:value-type="float">
            <text:p>5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2" calcext:value-type="float">
            <text:p>5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3" calcext:value-type="float">
            <text:p>5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4" calcext:value-type="float">
            <text:p>5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5" calcext:value-type="float">
            <text:p>5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6" calcext:value-type="float">
            <text:p>5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7" calcext:value-type="float">
            <text:p>5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8" calcext:value-type="float">
            <text:p>5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9" calcext:value-type="float">
            <text:p>5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0" calcext:value-type="float">
            <text:p>5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1" calcext:value-type="float">
            <text:p>5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2" calcext:value-type="float">
            <text:p>5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3" calcext:value-type="float">
            <text:p>5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4" calcext:value-type="float">
            <text:p>5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5" calcext:value-type="float">
            <text:p>5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6" calcext:value-type="float">
            <text:p>5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7" calcext:value-type="float">
            <text:p>5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8" calcext:value-type="float">
            <text:p>5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9" calcext:value-type="float">
            <text:p>5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0" calcext:value-type="float">
            <text:p>6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1" calcext:value-type="float">
            <text:p>6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2" calcext:value-type="float">
            <text:p>6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3" calcext:value-type="float">
            <text:p>6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4" calcext:value-type="float">
            <text:p>6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5" calcext:value-type="float">
            <text:p>6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6" calcext:value-type="float">
            <text:p>6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7" calcext:value-type="float">
            <text:p>6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8" calcext:value-type="float">
            <text:p>6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9" calcext:value-type="float">
            <text:p>6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0" calcext:value-type="float">
            <text:p>6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1" calcext:value-type="float">
            <text:p>6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2" calcext:value-type="float">
            <text:p>6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3" calcext:value-type="float">
            <text:p>6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4" calcext:value-type="float">
            <text:p>6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5" calcext:value-type="float">
            <text:p>6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6" calcext:value-type="float">
            <text:p>6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7" calcext:value-type="float">
            <text:p>6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8" calcext:value-type="float">
            <text:p>6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9" calcext:value-type="float">
            <text:p>6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0" calcext:value-type="float">
            <text:p>6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1" calcext:value-type="float">
            <text:p>6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2" calcext:value-type="float">
            <text:p>6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3" calcext:value-type="float">
            <text:p>6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4" calcext:value-type="float">
            <text:p>6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5" calcext:value-type="float">
            <text:p>6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6" calcext:value-type="float">
            <text:p>6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7" calcext:value-type="float">
            <text:p>6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8" calcext:value-type="float">
            <text:p>6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9" calcext:value-type="float">
            <text:p>6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0" calcext:value-type="float">
            <text:p>6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1" calcext:value-type="float">
            <text:p>6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2" calcext:value-type="float">
            <text:p>6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3" calcext:value-type="float">
            <text:p>6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4" calcext:value-type="float">
            <text:p>6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5" calcext:value-type="float">
            <text:p>6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6" calcext:value-type="float">
            <text:p>6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7" calcext:value-type="float">
            <text:p>6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8" calcext:value-type="float">
            <text:p>6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9" calcext:value-type="float">
            <text:p>6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0" calcext:value-type="float">
            <text:p>6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1" calcext:value-type="float">
            <text:p>6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2" calcext:value-type="float">
            <text:p>6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3" calcext:value-type="float">
            <text:p>6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4" calcext:value-type="float">
            <text:p>6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5" calcext:value-type="float">
            <text:p>6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6" calcext:value-type="float">
            <text:p>6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7" calcext:value-type="float">
            <text:p>6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8" calcext:value-type="float">
            <text:p>6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9" calcext:value-type="float">
            <text:p>6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0" calcext:value-type="float">
            <text:p>6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1" calcext:value-type="float">
            <text:p>6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2" calcext:value-type="float">
            <text:p>6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3" calcext:value-type="float">
            <text:p>6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4" calcext:value-type="float">
            <text:p>6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5" calcext:value-type="float">
            <text:p>6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6" calcext:value-type="float">
            <text:p>6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7" calcext:value-type="float">
            <text:p>6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8" calcext:value-type="float">
            <text:p>6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9" calcext:value-type="float">
            <text:p>6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0" calcext:value-type="float">
            <text:p>6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1" calcext:value-type="float">
            <text:p>6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2" calcext:value-type="float">
            <text:p>6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3" calcext:value-type="float">
            <text:p>6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4" calcext:value-type="float">
            <text:p>6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5" calcext:value-type="float">
            <text:p>6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6" calcext:value-type="float">
            <text:p>6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7" calcext:value-type="float">
            <text:p>6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8" calcext:value-type="float">
            <text:p>6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9" calcext:value-type="float">
            <text:p>6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0" calcext:value-type="float">
            <text:p>6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1" calcext:value-type="float">
            <text:p>6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2" calcext:value-type="float">
            <text:p>6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3" calcext:value-type="float">
            <text:p>6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4" calcext:value-type="float">
            <text:p>6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5" calcext:value-type="float">
            <text:p>6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6" calcext:value-type="float">
            <text:p>6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7" calcext:value-type="float">
            <text:p>6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8" calcext:value-type="float">
            <text:p>6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9" calcext:value-type="float">
            <text:p>6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0" calcext:value-type="float">
            <text:p>6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1" calcext:value-type="float">
            <text:p>6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2" calcext:value-type="float">
            <text:p>6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3" calcext:value-type="float">
            <text:p>6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4" calcext:value-type="float">
            <text:p>6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5" calcext:value-type="float">
            <text:p>6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6" calcext:value-type="float">
            <text:p>6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7" calcext:value-type="float">
            <text:p>6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8" calcext:value-type="float">
            <text:p>6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9" calcext:value-type="float">
            <text:p>6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0" calcext:value-type="float">
            <text:p>6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1" calcext:value-type="float">
            <text:p>6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2" calcext:value-type="float">
            <text:p>6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3" calcext:value-type="float">
            <text:p>6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4" calcext:value-type="float">
            <text:p>6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5" calcext:value-type="float">
            <text:p>6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6" calcext:value-type="float">
            <text:p>6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7" calcext:value-type="float">
            <text:p>6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8" calcext:value-type="float">
            <text:p>6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9" calcext:value-type="float">
            <text:p>6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0" calcext:value-type="float">
            <text:p>7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1" calcext:value-type="float">
            <text:p>7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2" calcext:value-type="float">
            <text:p>7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3" calcext:value-type="float">
            <text:p>7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4" calcext:value-type="float">
            <text:p>7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5" calcext:value-type="float">
            <text:p>7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6" calcext:value-type="float">
            <text:p>7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7" calcext:value-type="float">
            <text:p>7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8" calcext:value-type="float">
            <text:p>7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9" calcext:value-type="float">
            <text:p>7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0" calcext:value-type="float">
            <text:p>7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1" calcext:value-type="float">
            <text:p>7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2" calcext:value-type="float">
            <text:p>7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3" calcext:value-type="float">
            <text:p>7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4" calcext:value-type="float">
            <text:p>7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5" calcext:value-type="float">
            <text:p>7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6" calcext:value-type="float">
            <text:p>7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7" calcext:value-type="float">
            <text:p>7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8" calcext:value-type="float">
            <text:p>7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9" calcext:value-type="float">
            <text:p>7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0" calcext:value-type="float">
            <text:p>7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1" calcext:value-type="float">
            <text:p>7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2" calcext:value-type="float">
            <text:p>7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3" calcext:value-type="float">
            <text:p>7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4" calcext:value-type="float">
            <text:p>7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5" calcext:value-type="float">
            <text:p>7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6" calcext:value-type="float">
            <text:p>7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7" calcext:value-type="float">
            <text:p>7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8" calcext:value-type="float">
            <text:p>7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9" calcext:value-type="float">
            <text:p>7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0" calcext:value-type="float">
            <text:p>7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1" calcext:value-type="float">
            <text:p>7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2" calcext:value-type="float">
            <text:p>7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3" calcext:value-type="float">
            <text:p>7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4" calcext:value-type="float">
            <text:p>7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5" calcext:value-type="float">
            <text:p>7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6" calcext:value-type="float">
            <text:p>7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7" calcext:value-type="float">
            <text:p>7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8" calcext:value-type="float">
            <text:p>7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9" calcext:value-type="float">
            <text:p>7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0" calcext:value-type="float">
            <text:p>7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1" calcext:value-type="float">
            <text:p>7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2" calcext:value-type="float">
            <text:p>7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3" calcext:value-type="float">
            <text:p>7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4" calcext:value-type="float">
            <text:p>7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5" calcext:value-type="float">
            <text:p>7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6" calcext:value-type="float">
            <text:p>7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7" calcext:value-type="float">
            <text:p>7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8" calcext:value-type="float">
            <text:p>7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9" calcext:value-type="float">
            <text:p>7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0" calcext:value-type="float">
            <text:p>7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1" calcext:value-type="float">
            <text:p>7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2" calcext:value-type="float">
            <text:p>7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3" calcext:value-type="float">
            <text:p>7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4" calcext:value-type="float">
            <text:p>7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5" calcext:value-type="float">
            <text:p>7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6" calcext:value-type="float">
            <text:p>7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7" calcext:value-type="float">
            <text:p>7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8" calcext:value-type="float">
            <text:p>7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9" calcext:value-type="float">
            <text:p>7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0" calcext:value-type="float">
            <text:p>7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1" calcext:value-type="float">
            <text:p>7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2" calcext:value-type="float">
            <text:p>7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3" calcext:value-type="float">
            <text:p>7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4" calcext:value-type="float">
            <text:p>7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5" calcext:value-type="float">
            <text:p>7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6" calcext:value-type="float">
            <text:p>7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7" calcext:value-type="float">
            <text:p>7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8" calcext:value-type="float">
            <text:p>7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9" calcext:value-type="float">
            <text:p>7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0" calcext:value-type="float">
            <text:p>7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1" calcext:value-type="float">
            <text:p>7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2" calcext:value-type="float">
            <text:p>7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3" calcext:value-type="float">
            <text:p>7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4" calcext:value-type="float">
            <text:p>7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5" calcext:value-type="float">
            <text:p>7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6" calcext:value-type="float">
            <text:p>7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7" calcext:value-type="float">
            <text:p>7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8" calcext:value-type="float">
            <text:p>7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9" calcext:value-type="float">
            <text:p>7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0" calcext:value-type="float">
            <text:p>7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1" calcext:value-type="float">
            <text:p>7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2" calcext:value-type="float">
            <text:p>7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3" calcext:value-type="float">
            <text:p>7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4" calcext:value-type="float">
            <text:p>7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5" calcext:value-type="float">
            <text:p>7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6" calcext:value-type="float">
            <text:p>7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7" calcext:value-type="float">
            <text:p>7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8" calcext:value-type="float">
            <text:p>7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9" calcext:value-type="float">
            <text:p>7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0" calcext:value-type="float">
            <text:p>7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1" calcext:value-type="float">
            <text:p>7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2" calcext:value-type="float">
            <text:p>7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3" calcext:value-type="float">
            <text:p>7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4" calcext:value-type="float">
            <text:p>7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5" calcext:value-type="float">
            <text:p>7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6" calcext:value-type="float">
            <text:p>7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7" calcext:value-type="float">
            <text:p>7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8" calcext:value-type="float">
            <text:p>7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9" calcext:value-type="float">
            <text:p>7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Survivor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Crimson Herald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J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Cold Conqu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Eerie Traveler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ee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, the Unhol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se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Clearly not designed for combat, but heavy enough to work as a weapon. 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Simple yet robust weapon, useful when training the use of the spear. Deadly if used correctl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The barrel and other pieces are kept in place by sheer spite. Until the trigger break, this weapon wont res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Not a weapon in the most literal sense of the word, yet, these broken fans have eerie properti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There’s few things more trustworthy than a spear, range, damage, stability, what else could you ask for?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The edge might seem numb and useless, but in the correct hands, this is the best weapon one could 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Once you stop hurting yourself with these, the enemy might have a really bad time with broken bon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A musket is more than the bullet it shoots, the smoke, the roar... This is a beast waiting to hun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The spread might not be lethal at first, but the bleeding is an insidious killer, waiting for an opportunit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Has range and is deadly. The lead bites the flesh and eats through without remor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If bad ideas had shape, this is one of them. Deadly? Sure, but good luck not dying as you use i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6" calcext:value-type="float">
            <text:p>221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7" calcext:value-type="float">
            <text:p>2217</text:p>
          </table:table-cell>
          <table:table-cell table:style-name="ce123" office:value-type="string" calcext:value-type="string">
            <text:p>Nanashi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8" calcext:value-type="float">
            <text:p>221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9" calcext:value-type="float">
            <text:p>2219</text:p>
          </table:table-cell>
          <table:table-cell table:style-name="ce123" office:value-type="string" calcext:value-type="string">
            <text:p>Eleanor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0" calcext:value-type="float">
            <text:p>222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1" calcext:value-type="float">
            <text:p>2221</text:p>
          </table:table-cell>
          <table:table-cell table:style-name="ce123" office:value-type="string" calcext:value-type="string">
            <text:p>Valess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2" calcext:value-type="float">
            <text:p>2222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3" calcext:value-type="float">
            <text:p>2223</text:p>
          </table:table-cell>
          <table:table-cell table:style-name="ce123" office:value-type="string" calcext:value-type="string">
            <text:p>Lee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4" calcext:value-type="float">
            <text:p>222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5" calcext:value-type="float">
            <text:p>2225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6" calcext:value-type="float">
            <text:p>222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7" calcext:value-type="float">
            <text:p>2227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8" calcext:value-type="float">
            <text:p>222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9" calcext:value-type="float">
            <text:p>2229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0" calcext:value-type="float">
            <text:p>223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1" calcext:value-type="float">
            <text:p>2231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68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3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9T01:55:22.318919616</dc:date>
    <meta:editing-cycles>31</meta:editing-cycles>
    <meta:editing-duration>PT22H20M35S</meta:editing-duration>
    <meta:generator>LibreOffice/7.4.7.2$Linux_X86_64 LibreOffice_project/40$Build-2</meta:generator>
    <dc:creator>Celeste Sarmiento</dc:creator>
    <meta:document-statistic meta:table-count="12" meta:cell-count="14005" meta:object-count="0"/>
    <meta:user-defined meta:name="AppVersion">15.0000</meta:user-defined>
  </office:meta>
</office:document-meta>
</file>